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3" svg:font-family="'Courier New'"/>
    <style:font-face style:name="StarSymbol" svg:font-family="StarSymbol"/>
    <style:font-face style:name="Tahoma1" svg:font-family="Tahoma"/>
    <style:font-face style:name="Times New Roman1" svg:font-family="'Times New Roman', serif"/>
    <style:font-face style:name="Verdana" svg:font-family="Verdana"/>
    <style:font-face style:name="Courier New2" svg:font-family="'Courier New'" style:font-family-generic="modern"/>
    <style:font-face style:name="Courier 10 Pitch" svg:font-family="'Courier 10 Pitch'" style:font-adornments="Fett" style:font-pitch="fixed"/>
    <style:font-face style:name="Courier New" svg:font-family="'Courier New'" style:font-family-generic="modern" style:font-pitch="fixed"/>
    <style:font-face style:name="Courier New1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4" style:family="table">
      <style:table-properties style:width="16.999cm" table:align="center"/>
    </style:style>
    <style:style style:name="Tabelle4.A" style:family="table-column">
      <style:table-column-properties style:column-width="6.458cm"/>
    </style:style>
    <style:style style:name="Tabelle4.B" style:family="table-column">
      <style:table-column-properties style:column-width="10.541cm"/>
    </style:style>
    <style:style style:name="Tabelle4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e4.B1" style:family="table-cell">
      <style:table-cell-properties style:vertical-align="middle" fo:padding="0.049cm" fo:border="0.05pt solid #000000"/>
    </style:style>
    <style:style style:name="Tabelle4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e4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e4.B7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15" style:family="table">
      <style:table-properties style:width="14.972cm" fo:margin-left="0.037cm" fo:margin-right="1.99cm" table:align="margins"/>
    </style:style>
    <style:style style:name="Tabelle15.A" style:family="table-column">
      <style:table-column-properties style:column-width="5.976cm" style:rel-column-width="26161*"/>
    </style:style>
    <style:style style:name="Tabelle15.B" style:family="table-column">
      <style:table-column-properties style:column-width="8.996cm" style:rel-column-width="39374*"/>
    </style:style>
    <style:style style:name="Tabelle15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e15.B1" style:family="table-cell">
      <style:table-cell-properties style:vertical-align="middle" fo:padding="0.049cm" fo:border="0.05pt solid #000000"/>
    </style:style>
    <style:style style:name="Tabelle15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e15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e51" style:family="table">
      <style:table-properties style:width="16.999cm" table:align="center"/>
    </style:style>
    <style:style style:name="Tabelle51.A" style:family="table-column">
      <style:table-column-properties style:column-width="2.635cm"/>
    </style:style>
    <style:style style:name="Tabelle51.B" style:family="table-column">
      <style:table-column-properties style:column-width="14.363cm"/>
    </style:style>
    <style:style style:name="Tabelle51.A1" style:family="table-cell">
      <style:table-cell-properties style:vertical-align="middle" fo:padding="0.079cm" fo:border-left="0.5pt solid #808080" fo:border-right="none" fo:border-top="0.5pt solid #808080" fo:border-bottom="0.5pt solid #808080"/>
    </style:style>
    <style:style style:name="Tabelle51.B1" style:family="table-cell">
      <style:table-cell-properties style:vertical-align="middle" fo:padding="0.079cm" fo:border="0.5pt solid #808080"/>
    </style:style>
    <style:style style:name="Tabelle51.A2" style:family="table-cell">
      <style:table-cell-properties style:vertical-align="middle" fo:padding="0.079cm" fo:border-left="0.5pt solid #808080" fo:border-right="none" fo:border-top="none" fo:border-bottom="0.5pt solid #808080"/>
    </style:style>
    <style:style style:name="Tabelle51.B2" style:family="table-cell">
      <style:table-cell-properties style:vertical-align="middle" fo:padding="0.079cm" fo:border-left="0.5pt solid #808080" fo:border-right="0.5pt solid #808080" fo:border-top="none" fo:border-bottom="0.5pt solid #808080"/>
    </style:style>
    <style:style style:name="Tabelle1" style:family="table">
      <style:table-properties style:width="16.999cm" table:align="center"/>
    </style:style>
    <style:style style:name="Tabelle1.A" style:family="table-column">
      <style:table-column-properties style:column-width="2.379cm"/>
    </style:style>
    <style:style style:name="Tabelle1.B" style:family="table-column">
      <style:table-column-properties style:column-width="14.619cm"/>
    </style:style>
    <style:style style:name="Tabelle1.A1" style:family="table-cell">
      <style:table-cell-properties style:vertical-align="middle" fo:padding="0.079cm" fo:border-left="0.5pt solid #808080" fo:border-right="none" fo:border-top="0.5pt solid #808080" fo:border-bottom="0.5pt solid #808080"/>
    </style:style>
    <style:style style:name="Tabelle1.B1" style:family="table-cell">
      <style:table-cell-properties style:vertical-align="middle" fo:padding="0.079cm" fo:border="0.5pt solid #808080"/>
    </style:style>
    <style:style style:name="Tabelle53" style:family="table">
      <style:table-properties style:width="16.999cm" table:align="center"/>
    </style:style>
    <style:style style:name="Tabelle53.A" style:family="table-column">
      <style:table-column-properties style:column-width="2.477cm"/>
    </style:style>
    <style:style style:name="Tabelle53.B" style:family="table-column">
      <style:table-column-properties style:column-width="14.522cm"/>
    </style:style>
    <style:style style:name="Tabelle53.A1" style:family="table-cell">
      <style:table-cell-properties style:vertical-align="middle" fo:padding="0.079cm" fo:border-left="0.5pt solid #808080" fo:border-right="none" fo:border-top="0.5pt solid #808080" fo:border-bottom="0.5pt solid #808080"/>
    </style:style>
    <style:style style:name="Tabelle53.B1" style:family="table-cell">
      <style:table-cell-properties style:vertical-align="middle" fo:padding="0.079cm" fo:border="0.5pt solid #808080"/>
    </style:style>
    <style:style style:name="Tabelle53.A2" style:family="table-cell">
      <style:table-cell-properties style:vertical-align="middle" fo:padding="0.079cm" fo:border-left="0.5pt solid #808080" fo:border-right="none" fo:border-top="none" fo:border-bottom="0.5pt solid #808080"/>
    </style:style>
    <style:style style:name="Tabelle53.B2" style:family="table-cell">
      <style:table-cell-properties style:vertical-align="middle" fo:padding="0.079cm" fo:border-left="0.5pt solid #808080" fo:border-right="0.5pt solid #808080" fo:border-top="none" fo:border-bottom="0.5pt solid #80808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margin-top="0cm" fo:margin-bottom="0.499cm" style:contextual-spacing="false"/>
    </style:style>
    <style:style style:name="P3" style:family="paragraph" style:parent-style-name="Table_20_Contents">
      <style:paragraph-properties fo:margin-top="0cm" fo:margin-bottom="0.499cm" style:contextual-spacing="false" fo:text-align="center" style:justify-single-word="false"/>
    </style:style>
    <style:style style:name="P4" style:family="paragraph" style:parent-style-name="Preformatted_20_Text">
      <style:paragraph-properties fo:margin-top="0cm" fo:margin-bottom="0.499cm" style:contextual-spacing="false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paragraph-properties fo:margin-top="0cm" fo:margin-bottom="0cm" style:contextual-spacing="false"/>
    </style:style>
    <style:style style:name="P7" style:family="paragraph" style:parent-style-name="Text_20_body">
      <style:paragraph-properties fo:margin-top="0cm" fo:margin-bottom="0cm" style:contextual-spacing="false"/>
      <style:text-properties style:font-name="Times New Roman1"/>
    </style:style>
    <style:style style:name="P8" style:family="paragraph" style:parent-style-name="code">
      <style:text-properties fo:font-weight="bold"/>
    </style:style>
    <style:style style:name="P9" style:family="paragraph" style:parent-style-name="code">
      <style:text-properties fo:font-weight="bold" style:font-weight-asian="bold" style:font-weight-complex="bold"/>
    </style:style>
    <style:style style:name="P10" style:family="paragraph" style:parent-style-name="code">
      <style:text-properties fo:font-weight="normal" style:font-weight-asian="normal" style:font-weight-complex="normal"/>
    </style:style>
    <style:style style:name="P1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4" style:family="paragraph" style:parent-style-name="Text_20_body" style:list-style-name="List_20_3"/>
    <style:style style:name="P15" style:family="paragraph" style:parent-style-name="Table_20_Contents" style:list-style-name="L2"/>
    <style:style style:name="P16" style:family="paragraph" style:parent-style-name="Table_20_Contents" style:list-style-name="L5"/>
    <style:style style:name="P17" style:family="paragraph" style:parent-style-name="Table_20_Contents" style:list-style-name="L1">
      <style:paragraph-properties fo:margin-top="0cm" fo:margin-bottom="0.499cm" style:contextual-spacing="false"/>
    </style:style>
    <style:style style:name="P18" style:family="paragraph" style:parent-style-name="Table_20_Contents" style:list-style-name="L2">
      <style:paragraph-properties fo:margin-top="0cm" fo:margin-bottom="0.499cm" style:contextual-spacing="false"/>
    </style:style>
    <style:style style:name="P19" style:family="paragraph" style:parent-style-name="Table_20_Contents" style:list-style-name="L3">
      <style:paragraph-properties fo:margin-top="0cm" fo:margin-bottom="0.499cm" style:contextual-spacing="false"/>
    </style:style>
    <style:style style:name="P20" style:family="paragraph" style:parent-style-name="Table_20_Contents" style:list-style-name="L4">
      <style:paragraph-properties fo:margin-top="0cm" fo:margin-bottom="0.499cm" style:contextual-spacing="false"/>
    </style:style>
    <style:style style:name="P21" style:family="paragraph" style:parent-style-name="Table_20_Contents" style:list-style-name="L5">
      <style:paragraph-properties fo:margin-top="0cm" fo:margin-bottom="0.499cm" style:contextual-spacing="false"/>
    </style:style>
    <style:style style:name="P22" style:family="paragraph" style:parent-style-name="Preformatted_20_Text" style:list-style-name="L1"/>
    <style:style style:name="P23" style:family="paragraph" style:parent-style-name="Preformatted_20_Text" style:list-style-name="L3"/>
    <style:style style:name="P24" style:family="paragraph" style:parent-style-name="Preformatted_20_Text" style:list-style-name="L4"/>
    <style:style style:name="P25" style:family="paragraph" style:parent-style-name="Preformatted_20_Text" style:list-style-name="L1">
      <style:paragraph-properties fo:margin-top="0cm" fo:margin-bottom="0.499cm" style:contextual-spacing="false"/>
    </style:style>
    <style:style style:name="P26" style:family="paragraph" style:parent-style-name="Preformatted_20_Text" style:list-style-name="L3">
      <style:paragraph-properties fo:margin-top="0cm" fo:margin-bottom="0.499cm" style:contextual-spacing="false"/>
    </style:style>
    <style:style style:name="P27" style:family="paragraph" style:parent-style-name="Preformatted_20_Text" style:list-style-name="L4">
      <style:paragraph-properties fo:margin-top="0cm" fo:margin-bottom="0.499cm" style:contextual-spacing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0000" fo:font-style="italic"/>
    </style:style>
    <style:style style:name="T5" style:family="text">
      <style:text-properties fo:font-size="10pt"/>
    </style:style>
    <style:style style:name="T6" style:family="text">
      <style:text-properties style:font-name="Courier New3"/>
    </style:style>
    <style:style style:name="T7" style:family="text">
      <style:text-properties style:font-name="Courier New3" fo:font-size="10pt"/>
    </style:style>
    <style:style style:name="T8" style:family="text">
      <style:text-properties style:font-weight-asian="bold" style:font-weight-complex="bold"/>
    </style:style>
    <style:style style:name="T9" style:family="text">
      <style:text-properties officeooo:rsid="0005a1ea"/>
    </style:style>
    <style:style style:name="T10" style:family="text">
      <style:text-properties officeooo:rsid="0005e911"/>
    </style:style>
    <style:style style:name="T11" style:family="text">
      <style:text-properties officeooo:rsid="000b7c4f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11"><text:a xlink:type="simple" xlink:href="#__RefHeading__2194_1708778773" text:style-name="Internet_20_link" text:visited-style-name="Internet_20_link">1. </text:a>Strings und Dateien<text:tab/>1</text:p>
          <text:p text:style-name="P12"><text:a xlink:type="simple" xlink:href="#__RefHeading__2196_1708778773" text:style-name="Internet_20_link" text:visited-style-name="Internet_20_link">1.1. </text:a>Ziele<text:tab/>1</text:p>
          <text:p text:style-name="P12"><text:a xlink:type="simple" xlink:href="#__RefHeading__2198_1708778773" text:style-name="Internet_20_link" text:visited-style-name="Internet_20_link">1.2. </text:a>Wiederholung: C-Strings<text:tab/>2</text:p>
          <text:p text:style-name="P13"><text:a xlink:type="simple" xlink:href="#__RefHeading__2200_1708778773" text:style-name="Internet_20_link" text:visited-style-name="Internet_20_link">1.2.1. </text:a>Statisch C-Strings erzeugen<text:tab/>2</text:p>
          <text:p text:style-name="P13"><text:a xlink:type="simple" xlink:href="#__RefHeading__2202_1708778773" text:style-name="Internet_20_link" text:visited-style-name="Internet_20_link">1.2.2. </text:a>Dynamisch C-Strings erzeugen mit dem C++-Operator new<text:tab/>2</text:p>
          <text:p text:style-name="P13"><text:a xlink:type="simple" xlink:href="#__RefHeading__2204_1708778773" text:style-name="Internet_20_link" text:visited-style-name="Internet_20_link">1.2.3. </text:a>C-String: Funktionen<text:tab/>3</text:p>
          <text:p text:style-name="P13"><text:a xlink:type="simple" xlink:href="#__RefHeading__2206_1708778773" text:style-name="Internet_20_link" text:visited-style-name="Internet_20_link">1.2.4. </text:a>Aufgabe: splitURL.c<text:tab/>4</text:p>
          <text:p text:style-name="P13"><text:a xlink:type="simple" xlink:href="#__RefHeading__2208_1708778773" text:style-name="Internet_20_link" text:visited-style-name="Internet_20_link">1.2.5. </text:a>Aufgabe: splitQUERY_STRING.c<text:tab/>5</text:p>
          <text:p text:style-name="P12"><text:a xlink:type="simple" xlink:href="#__RefHeading__2210_1708778773" text:style-name="Internet_20_link" text:visited-style-name="Internet_20_link">1.3. </text:a>Die C++-Klasse namens string<text:tab/>5</text:p>
          <text:p text:style-name="P13"><text:a xlink:type="simple" xlink:href="#__RefHeading__2212_1708778773" text:style-name="Internet_20_link" text:visited-style-name="Internet_20_link">1.3.1. </text:a>string Objekte erzeugen<text:tab/>6</text:p>
          <text:p text:style-name="P13"><text:a xlink:type="simple" xlink:href="#__RefHeading__2214_1708778773" text:style-name="Internet_20_link" text:visited-style-name="Internet_20_link">1.3.2. </text:a>Der + Operator<text:tab/>6</text:p>
          <text:p text:style-name="P13"><text:a xlink:type="simple" xlink:href="#__RefHeading__2216_1708778773" text:style-name="Internet_20_link" text:visited-style-name="Internet_20_link">1.3.3. </text:a>Index-Zugriff auf ein Zeichen im string<text:tab/>6</text:p>
          <text:p text:style-name="P13"><text:a xlink:type="simple" xlink:href="#__RefHeading__2218_1708778773" text:style-name="Internet_20_link" text:visited-style-name="Internet_20_link">1.3.4. </text:a>size(), length()<text:tab/>7</text:p>
          <text:p text:style-name="P13"><text:a xlink:type="simple" xlink:href="#__RefHeading__2220_1708778773" text:style-name="Internet_20_link" text:visited-style-name="Internet_20_link">1.3.5. </text:a>find(suchstring)<text:tab/>7</text:p>
          <text:p text:style-name="P13"><text:a xlink:type="simple" xlink:href="#__RefHeading__2222_1708778773" text:style-name="Internet_20_link" text:visited-style-name="Internet_20_link">1.3.6. </text:a>substr(index [, len])<text:tab/>7</text:p>
          <text:p text:style-name="P13"><text:a xlink:type="simple" xlink:href="#__RefHeading__2224_1708778773" text:style-name="Internet_20_link" text:visited-style-name="Internet_20_link">1.3.7. </text:a>clear()<text:tab/>8</text:p>
          <text:p text:style-name="P13"><text:a xlink:type="simple" xlink:href="#__RefHeading__2226_1708778773" text:style-name="Internet_20_link" text:visited-style-name="Internet_20_link">1.3.8. </text:a>Beispiel: splitURL.cpp<text:tab/>8</text:p>
          <text:p text:style-name="P13"><text:a xlink:type="simple" xlink:href="#__RefHeading__2228_1708778773" text:style-name="Internet_20_link" text:visited-style-name="Internet_20_link">1.3.9. </text:a>insert(pos,str)<text:tab/>9</text:p>
          <text:p text:style-name="P13"><text:a xlink:type="simple" xlink:href="#__RefHeading__2230_1708778773" text:style-name="Internet_20_link" text:visited-style-name="Internet_20_link">1.3.10. </text:a>erase(pos [,anzahl])<text:tab/>9</text:p>
          <text:p text:style-name="P12"><text:a xlink:type="simple" xlink:href="#__RefHeading__2232_1708778773" text:style-name="Internet_20_link" text:visited-style-name="Internet_20_link">1.4. </text:a>Konvertierungen<text:tab/>10</text:p>
          <text:p text:style-name="P13"><text:a xlink:type="simple" xlink:href="#__RefHeading__2234_1708778773" text:style-name="Internet_20_link" text:visited-style-name="Internet_20_link">1.4.1. </text:a>C-String in C++-String konvertieren<text:tab/>10</text:p>
          <text:p text:style-name="P13"><text:a xlink:type="simple" xlink:href="#__RefHeading__2236_1708778773" text:style-name="Internet_20_link" text:visited-style-name="Internet_20_link">1.4.2. </text:a>c++-String in C-String mit c_str()<text:tab/>10</text:p>
          <text:p text:style-name="P12"><text:a xlink:type="simple" xlink:href="#__RefHeading__2238_1708778773" text:style-name="Internet_20_link" text:visited-style-name="Internet_20_link">1.5. </text:a>Stringstream Klassen<text:tab/>10</text:p>
          <text:p text:style-name="P13"><text:a xlink:type="simple" xlink:href="#__RefHeading__2240_1708778773" text:style-name="Internet_20_link" text:visited-style-name="Internet_20_link">1.5.1. </text:a>ostringstream<text:tab/>10</text:p>
          <text:p text:style-name="P13"><text:a xlink:type="simple" xlink:href="#__RefHeading__2242_1708778773" text:style-name="Internet_20_link" text:visited-style-name="Internet_20_link">1.5.2. </text:a>istringstream<text:tab/>11</text:p>
          <text:p text:style-name="P12"><text:a xlink:type="simple" xlink:href="#__RefHeading__2244_1708778773" text:style-name="Internet_20_link" text:visited-style-name="Internet_20_link">1.6. </text:a>Textdateien<text:tab/>11</text:p>
          <text:p text:style-name="P13"><text:a xlink:type="simple" xlink:href="#__RefHeading__2246_1708778773" text:style-name="Internet_20_link" text:visited-style-name="Internet_20_link">1.6.1. </text:a>Öffnen<text:tab/>12</text:p>
          <text:p text:style-name="P13"><text:a xlink:type="simple" xlink:href="#__RefHeading__2248_1708778773" text:style-name="Internet_20_link" text:visited-style-name="Internet_20_link">1.6.2. </text:a>Schliessen<text:tab/>12</text:p>
          <text:p text:style-name="P13"><text:a xlink:type="simple" xlink:href="#__RefHeading__2250_1708778773" text:style-name="Internet_20_link" text:visited-style-name="Internet_20_link">1.6.3. </text:a>Ein Beispiel<text:tab/>12</text:p>
          <text:p text:style-name="P13"><text:a xlink:type="simple" xlink:href="#__RefHeading__2252_1708778773" text:style-name="Internet_20_link" text:visited-style-name="Internet_20_link">1.6.4. </text:a>getline(stream, string, [char end='\n'])<text:tab/>13</text:p>
          <text:p text:style-name="P12"><text:a xlink:type="simple" xlink:href="#__RefHeading__2254_1708778773" text:style-name="Internet_20_link" text:visited-style-name="Internet_20_link">1.7. </text:a>Aufgaben<text:tab/>14</text:p>
          <text:p text:style-name="P13"><text:a xlink:type="simple" xlink:href="#__RefHeading__2256_1708778773" text:style-name="Internet_20_link" text:visited-style-name="Internet_20_link">1.7.1. </text:a>Aufgabe: reverse.cpp<text:tab/>14</text:p>
          <text:p text:style-name="P13"><text:a xlink:type="simple" xlink:href="#__RefHeading__2258_1708778773" text:style-name="Internet_20_link" text:visited-style-name="Internet_20_link">1.7.2. </text:a>Aufgabe: palindrom.cpp<text:tab/>14</text:p>
          <text:p text:style-name="P13"><text:a xlink:type="simple" xlink:href="#__RefHeading__2260_1708778773" text:style-name="Internet_20_link" text:visited-style-name="Internet_20_link">1.7.3. </text:a>Aufgabe: isbn.cpp<text:tab/>14</text:p>
          <text:p text:style-name="P13"><text:a xlink:type="simple" xlink:href="#__RefHeading__2262_1708778773" text:style-name="Internet_20_link" text:visited-style-name="Internet_20_link">1.7.4. </text:a>Aufgabe: isbn2.cpp<text:tab/>14</text:p>
          <text:p text:style-name="P12"><text:a xlink:type="simple" xlink:href="#__RefHeading__2264_1708778773" text:style-name="Internet_20_link" text:visited-style-name="Internet_20_link">1.8. </text:a>Zusammenfassung<text:tab/>14</text:p>
          <text:p text:style-name="P13"><text:a xlink:type="simple" xlink:href="#__RefHeading__2266_1708778773" text:style-name="Internet_20_link" text:visited-style-name="Internet_20_link">1.8.1. </text:a>Methoden der Klasse string<text:tab/>15</text:p>
          <text:p text:style-name="P13"><text:a xlink:type="simple" xlink:href="#__RefHeading__2268_1708778773" text:style-name="Internet_20_link" text:visited-style-name="Internet_20_link">1.8.2. </text:a>Weitere Funktionen<text:tab/>17</text:p>
          <text:p text:style-name="P13"><text:a xlink:type="simple" xlink:href="#__RefHeading__2270_1708778773" text:style-name="Internet_20_link" text:visited-style-name="Internet_20_link">1.8.3. </text:a>Operatoren<text:tab/>17</text:p>
          <text:p text:style-name="P12"><text:a xlink:type="simple" xlink:href="#__RefHeading__2272_1708778773" text:style-name="Internet_20_link" text:visited-style-name="Internet_20_link">1.9. </text:a>Ausblick<text:tab/>19</text:p>
        </text:index-body>
      </text:table-of-content>
      <text:p text:style-name="Text_20_body"/>
      <text:h text:style-name="Heading_20_1" text:outline-level="1" text:restart-numbering="true" text:start-value="-1"><text:bookmark-start text:name="__RefHeading__2194_1708778773"/>Strings und Dateien<text:bookmark-end text:name="__RefHeading__2194_1708778773"/></text:h>
      <text:h text:style-name="Heading_20_2" text:outline-level="2"><text:bookmark-start text:name="__RefHeading__2196_1708778773"/>Ziele<text:bookmark-end text:name="__RefHeading__2196_1708778773"/></text:h>
      <text:list xml:id="list5504152983758334581" text:style-name="List_20_3">
        <text:list-item>
          <text:p text:style-name="P14">Texte verarbeiten in C und C++</text:p>
        </text:list-item>
        <text:list-item>
          <text:p text:style-name="P14">Quelle: <text:a xlink:type="simple" xlink:href="http://www.tu-chemnitz.de/wirtschaft/wi1/lehre/2004_ws/wi_pr3/C++/strings.htm">http://www.tu-chemnitz.de/wirtschaft/wi1/lehre/2004_ws/wi_pr3/C++/strings.htm</text:a></text:p>
          <text:p text:style-name="P14"/>
        </text:list-item>
      </text:list>
      <text:h text:style-name="Heading_20_2" text:outline-level="2"><text:bookmark-start text:name="__RefHeading__2198_1708778773"/><text:soft-page-break/>Wiederholung: C-Strings<text:bookmark-end text:name="__RefHeading__2198_1708778773"/></text:h>
      <text:p text:style-name="Text_20_body">In C werden Strings als <text:span text:style-name="luecke">char-Arrays</text:span> vereinbart, wobei der String mit einem <text:span text:style-name="luecke">Nullbyte</text:span> abgeschlossen wird. Das Array muss also <text:span text:style-name="luecke">ein</text:span> Byte größer als die maximale Stringlänge sein.</text:p>
      <text:p text:style-name="Text_20_body">Werden unveränderliche Strings (Textkonstante) benötigt, kann ein <text:span text:style-name="luecke">char-Pointer</text:span> erzeugt werden, der auf diese Textkonstante zeigt (es gibt keine Unterscheidung, ob ein <text:span text:style-name="Teletype">char</text:span>-Pointer auf ein einzelnes Zeichen oder einen String zeigt). </text:p>
      <text:p text:style-name="Text_20_body"/>
      <text:p text:style-name="Text_20_body">Die dritte Möglichkeit ist das <text:span text:style-name="luecke">dynamische</text:span> Erzeugen von Strings zur <text:span text:style-name="luecke">Laufzeit</text:span>. Auch hier wird die Stringvariable als <text:span text:style-name="luecke">Pointer</text:span> auf <text:span text:style-name="luecke">char</text:span> vereinbart. </text:p>
      <text:p text:style-name="Text_20_body"/>
      <text:p text:style-name="Text_20_body">Ein C-String wird immer über die Referenz auf sein erstes Zeichen angesprochen, also über den Namen des <text:span text:style-name="Teletype">char</text:span>-Arrays oder die Pointervariable. </text:p>
      <text:h text:style-name="Heading_20_3" text:outline-level="3"><text:bookmark-start text:name="__RefHeading__2200_1708778773"/>Statisch C-Strings erzeugen<text:bookmark-end text:name="__RefHeading__2200_1708778773"/></text:h>
      <text:p text:style-name="code">char s1[11]; // String mit maximal 10 Zeichen, nicht initialisiert</text:p>
      <text:p text:style-name="code">char s2[11] = "Hallo"; // String mit maximal 10 Zeichen, initialisiert</text:p>
      <text:p text:style-name="code">char s3[] = "C++"; <text:s text:c="4"/>// String mit 3 Zeichen, initialisiert, konstant</text:p>
      <text:p text:style-name="code">char* s4 = "Ada"; <text:s text:c="5"/>// String mit 3 Zeichen, initialisiert, konstant</text:p>
      <text:p text:style-name="code">char* s5; <text:s text:c="13"/>// Stringpointer, nicht initialisiert</text:p>
      <text:p text:style-name="code"/>
      <text:p text:style-name="code">s5 = "Stringliteral"; <text:s/>// Stringpointer zeigt auf konstanten String</text:p>
      <text:p text:style-name="code"/>
      <text:p text:style-name="Text_20_body"/>
      <text:h text:style-name="Heading_20_3" text:outline-level="3"><text:bookmark-start text:name="__RefHeading__2202_1708778773"/>Dynamisch C-Strings erzeugen mit <text:s/>dem C++-Operator new<text:bookmark-end text:name="__RefHeading__2202_1708778773"/></text:h>
      <text:p text:style-name="Text_20_body">Um Strings dynamisch zu erzeugen, wird mit new (in C mit malloc()) Speicherplatz reserviert, dann kann der String byteweise erzeugt oder ein vorhandener String kopiert werden: </text:p>
      <text:p text:style-name="code">#include &lt;cstring&gt;</text:p>
      <text:p text:style-name="code">...</text:p>
      <text:p text:style-name="code">char* dynString = <text:span text:style-name="T2">new char[</text:span>laenge<text:span text:style-name="T2">];</text:span></text:p>
      <text:p text:style-name="code"/>
      <text:p text:style-name="code">// zeichenweise</text:p>
      <text:p text:style-name="code">dynString[0] = 'A';</text:p>
      <text:p text:style-name="code">...</text:p>
      <text:p text:style-name="code">dynString[laenge-1] = <text:span text:style-name="T2">'\0';<text:line-break/></text:span></text:p>
      <text:p text:style-name="code">// Kopieren</text:p>
      <text:p text:style-name="code">strncpy(dynString, vorhandenerString, maxLaenge);</text:p>
      <text:p text:style-name="code">dynString[laenge-1] = <text:span text:style-name="T2">'\0';</text:span></text:p>
      <text:p text:style-name="P8"/>
      <text:p text:style-name="P8">delete [] dynString;</text:p>
      <text:p text:style-name="P8"/>
      <text:p text:style-name="Text_20_body"/>
      <text:p text:style-name="Text_20_body">Hinweis: strncpy()</text:p>
      <text:p text:style-name="Text_20_body">Wenn der vorhandene String länger als die maximale Länge ist, ist das letzte kopierte Zeichen kein 0-Byte, womit die Länge des Zielstrings nicht mehr bestimmt werden kann. Deshalb sollte nachträglich das letzte Byte des Zielstrings definiert auf 0 gesetzt werden. </text:p>
      <text:p text:style-name="Text_20_body"><text:soft-page-break/></text:p>
      <text:p text:style-name="Text_20_body">Beispielstrings: </text:p>
      <text:p text:style-name="Preformatted_20_Text"/>
      <text:p text:style-name="code">// string1.cpp - C-Strings</text:p>
      <text:p text:style-name="code">#include &lt;stdio.h&gt;</text:p>
      <text:p text:style-name="code">#include &lt;string.h&gt;</text:p>
      <text:p text:style-name="code"/>
      <text:p text:style-name="code">int main()</text:p>
      <text:p text:style-name="code">{</text:p>
      <text:p text:style-name="code"><text:s text:c="2"/>char s1[11];</text:p>
      <text:p text:style-name="code"><text:s text:c="2"/>char s2[11] = "Hallo";</text:p>
      <text:p text:style-name="code"><text:s text:c="2"/>char s3[] = "C++";</text:p>
      <text:p text:style-name="code"><text:s text:c="2"/>char *s4 <text:s/>= "Ada";</text:p>
      <text:p text:style-name="code"><text:s text:c="2"/>char *s5 = NULL;</text:p>
      <text:p text:style-name="code"/>
      <text:p text:style-name="code"><text:s text:c="2"/>printf("s1: «%s»\n", s1);</text:p>
      <text:p text:style-name="code"><text:s text:c="2"/>printf("s2: «%s»\n", s2);</text:p>
      <text:p text:style-name="code"><text:s text:c="2"/>printf("s3: «%s»\n", s3);</text:p>
      <text:p text:style-name="code"><text:s text:c="2"/>printf("s4: «%s»\n", s4);</text:p>
      <text:p text:style-name="code"><text:s text:c="2"/>s5 = "Java ist einfacher!"; // Stringpointer zeigt auf festen String</text:p>
      <text:p text:style-name="code"><text:s text:c="2"/>printf("s5: «%s»\n", s5);</text:p>
      <text:p text:style-name="code"/>
      <text:p text:style-name="code"><text:s text:c="2"/>s5 = new char[11]; // neuen String erzeugen</text:p>
      <text:p text:style-name="code"><text:s text:c="2"/>//strcpy(s5, "Visual Basic ist ganz simpel!"); // Buffer overflow!!!</text:p>
      <text:p text:style-name="code"><text:s text:c="2"/>strncpy(s5, "Visual Basic ist ganz simpel!", 11); // Wert reinkopieren</text:p>
      <text:p text:style-name="code"><text:s text:c="2"/>printf("s5: «%s»\n", s5); // Schlussbyte fehlt!</text:p>
      <text:p text:style-name="code"><text:s text:c="2"/>s5[10] = '\0'; // Nullbyte anhängen</text:p>
      <text:p text:style-name="code"><text:s text:c="2"/>printf("s5: «%s»\n", s5);</text:p>
      <text:p text:style-name="code"/>
      <text:p text:style-name="code"><text:s text:c="2"/>delete [] s5;</text:p>
      <text:p text:style-name="code"/>
      <text:p text:style-name="code"><text:s text:c="2"/>return 0;</text:p>
      <text:p text:style-name="code">}</text:p>
      <text:p text:style-name="Text_20_body"/>
      <text:h text:style-name="Heading_20_3" text:outline-level="3"><text:bookmark-start text:name="__RefHeading__2204_1708778773"/>C-String: Funktionen<text:bookmark-end text:name="__RefHeading__2204_1708778773"/></text:h>
      <text:p text:style-name="Text_20_body">Für die Verarbeitung von C-Strings steht eine Vielzahl von Funktionen zur Verfügung, die i.a. das Headerfile <text:span text:style-name="luecke">string.h</text:span> benötigen: </text:p>
      <text:p text:style-name="Text_20_body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Table_20_Contents"><text:span text:style-name="Teletype"><text:span text:style-name="T3">int </text:span></text:span><text:span text:style-name="luecke"><text:span text:style-name="T8">strlen</text:span></text:span><text:span text:style-name="Teletype"><text:span text:style-name="T3">(const char* s)</text:span></text:span></text:p>
          </table:table-cell>
          <table:table-cell table:style-name="Tabelle4.B1" office:value-type="string">
            <text:p text:style-name="Table_20_Contents">Länge des Strings</text:p>
          </table:table-cell>
        </table:table-row>
        <table:table-row>
          <table:table-cell table:style-name="Tabelle4.A2" office:value-type="string">
            <text:p text:style-name="Table_20_Contents"><text:span text:style-name="Teletype"><text:span text:style-name="T3">int </text:span></text:span><text:span text:style-name="luecke"><text:span text:style-name="T8">strncpy</text:span></text:span><text:span text:style-name="Teletype"><text:span text:style-name="T3">(char* target, const char* src, int n)</text:span></text:span></text:p>
          </table:table-cell>
          <table:table-cell table:style-name="Tabelle4.B2" office:value-type="string">
            <text:p text:style-name="Table_20_Contents">Kopieren eines Strings mit maximaler Länge n<text:line-break/>Achtung: Ist der Ausgangsstring zu lang, wird kein Nullbyte angehängt.</text:p>
          </table:table-cell>
        </table:table-row>
        <table:table-row>
          <table:table-cell table:style-name="Tabelle4.A2" office:value-type="string">
            <text:p text:style-name="Table_20_Contents"><text:span text:style-name="Teletype"><text:span text:style-name="T3">int </text:span></text:span><text:span text:style-name="luecke"><text:span text:style-name="T8">strncat</text:span></text:span><text:span text:style-name="Teletype"><text:span text:style-name="T3">(char* target, const char* src, int n)</text:span></text:span></text:p>
          </table:table-cell>
          <table:table-cell table:style-name="Tabelle4.B2" office:value-type="string">
            <text:p text:style-name="Table_20_Contents">Anhängen eines Strings mit maximaler Länge n<text:line-break/>Achtung: Ist der anzuhängende String zu lang, wird kein Nullbyte angehängt.</text:p>
          </table:table-cell>
        </table:table-row>
        <table:table-row>
          <table:table-cell table:style-name="Tabelle4.A2" office:value-type="string">
            <text:p text:style-name="Table_20_Contents"><text:span text:style-name="Teletype"><text:span text:style-name="T3">int </text:span></text:span><text:span text:style-name="luecke"><text:span text:style-name="T8">strcmp</text:span></text:span><text:span text:style-name="Teletype"><text:span text:style-name="T3">(const char* s1, const char* s2)</text:span></text:span></text:p>
          </table:table-cell>
          <table:table-cell table:style-name="Tabelle4.B2" office:value-type="string">
            <text:p text:style-name="Table_20_Contents">Vergleich zweier Strings</text:p>
          </table:table-cell>
        </table:table-row>
        <table:table-row>
          <table:table-cell table:style-name="Tabelle4.A2" office:value-type="string">
            <text:p text:style-name="Table_20_Contents"><text:span text:style-name="Teletype"><text:span text:style-name="T3">char* </text:span></text:span><text:span text:style-name="luecke"><text:span text:style-name="T8">strdup</text:span></text:span><text:span text:style-name="Teletype"><text:span text:style-name="T3">(const char* s)</text:span></text:span></text:p>
          </table:table-cell>
          <table:table-cell table:style-name="Tabelle4.B2" office:value-type="string">
            <text:p text:style-name="Table_20_Contents">Erzeugt ein Duplikat des Strings mit neuem Speicher.<text:line-break/><text:soft-page-break/>Nach Verwendung muss der Speicher explizit mit <text:span text:style-name="Teletype">free()</text:span> freigegeben werden!</text:p>
          </table:table-cell>
        </table:table-row>
        <table:table-row>
          <table:table-cell table:style-name="Tabelle4.A2" office:value-type="string">
            <text:p text:style-name="Table_20_Contents">????? strstr(????????)</text:p>
            <text:p text:style-name="Table_20_Contents"/>
          </table:table-cell>
          <table:table-cell table:style-name="Tabelle4.B2" office:value-type="string">
            <text:p text:style-name="Table_20_Contents">?????????????</text:p>
            <text:p text:style-name="Table_20_Contents"/>
          </table:table-cell>
        </table:table-row>
        <table:table-row>
          <table:table-cell table:style-name="Tabelle4.A2" office:value-type="string">
            <text:p text:style-name="Table_20_Contents"><text:span text:style-name="Teletype"><text:span text:style-name="T3">char* </text:span></text:span><text:span text:style-name="luecke"><text:span text:style-name="T8">strtok</text:span></text:span><text:span text:style-name="Teletype"><text:span text:style-name="T3">(char* s, char* begrenzer)</text:span></text:span></text:p>
          </table:table-cell>
          <table:table-cell table:style-name="Tabelle4.B7" office:value-type="string">
            <text:p text:style-name="Table_20_Contents">Zerlegt einen String an den Begrenzerzeichen und liefert einen Teilstring.<text:line-break/>Beim wiederholten Aufruf für den gleichen String wird statt <text:span text:style-name="Teletype">s</text:span> <text:span text:style-name="Teletype">NULL</text:span> übergeben.<text:line-break/><text:span text:style-name="Teletype">s</text:span> wird zerstört (die Begrenzer werden durch 0-Bytes ersetzt). Falls der Originalstring weiter gebraucht wird, muss eine Kopie erzeugt werden, die dann zerlegt wird!</text:p>
          </table:table-cell>
        </table:table-row>
      </table:table>
      <text:p text:style-name="Text_20_body"/>
      <text:p text:style-name="Text_20_body">Eine wirklich gute Zusammenfassung ist zu finden bei:</text:p>
      <text:p text:style-name="Text_20_body"><text:a xlink:type="simple" xlink:href="http://www.cppreference.com/stdstring/index.html">http://www.cppreference.com/stdstring/index.html</text:a></text:p>
      <text:p text:style-name="Text_20_body"/>
      <text:p text:style-name="Text_20_body">Hier ein Beispiel zu: <text:s/>strtok (<text:a xlink:type="simple" xlink:href="http://www.cppreference.com/stdstring/strtok.html">http://www.cppreference.com/stdstring/strtok.html</text:a> )</text:p>
      <text:p text:style-name="P7">Syntax: </text:p>
      <text:p text:style-name="code"><text:s text:c="2"/>#include &lt;string.h&gt;</text:p>
      <text:p text:style-name="code"><text:s text:c="2"/>char *strtok( char *str1, const char *str2 );</text:p>
      <text:p text:style-name="Standard"/>
      <text:p text:style-name="Standard">The strtok() function returns a pointer to the next "token" in <text:span text:style-name="Emphasis">str1</text:span>, where <text:span text:style-name="Emphasis">str2</text:span> contains the delimiters that determine the token. strtok() returns <text:span text:style-name="Strong_20_Emphasis">NULL</text:span> if no token is found. In order to convert a string to tokens, the first call to strtok() should have <text:span text:style-name="Emphasis">str1</text:span> point to the string to be tokenized. All calls after this should have <text:span text:style-name="Emphasis">str1</text:span> be <text:span text:style-name="Strong_20_Emphasis">NULL</text:span>.</text:p>
      <text:p text:style-name="Text_20_body"/>
      <text:p text:style-name="Text_20_body">For example:</text:p>
      <text:p text:style-name="code"><text:s text:c="3"/>char str[] = "now # is the time for all # good men to come to the # aid of their country";</text:p>
      <text:p text:style-name="code"/>
      <text:p text:style-name="code"><text:s text:c="3"/>char delims[] = "#";</text:p>
      <text:p text:style-name="code"><text:s text:c="3"/>char *result = <text:span text:style-name="Strong_20_Emphasis">NULL</text:span>;</text:p>
      <text:p text:style-name="code"/>
      <text:p text:style-name="code"><text:s text:c="3"/>result = strtok( str, delims );</text:p>
      <text:p text:style-name="code"><text:s text:c="3"/>while( result != <text:span text:style-name="Strong_20_Emphasis">NULL</text:span> ) {</text:p>
      <text:p text:style-name="code"><text:s text:c="7"/>printf( "result is \"%s\"\n", result );</text:p>
      <text:p text:style-name="code"><text:s text:c="7"/>result = strtok( <text:span text:style-name="Strong_20_Emphasis">NULL</text:span>, delims );</text:p>
      <text:p text:style-name="code"><text:s text:c="3"/>} <text:s text:c="11"/></text:p>
      <text:p text:style-name="code"/>
      <text:p text:style-name="Text_20_body">The above code will display the following output:</text:p>
      <text:p text:style-name="Preformatted_20_Text"><text:s text:c="3"/>result is "now "</text:p>
      <text:p text:style-name="Preformatted_20_Text"><text:s text:c="3"/>result is " is the time for all "</text:p>
      <text:p text:style-name="Preformatted_20_Text"><text:s text:c="3"/>result is " good men to come to the "</text:p>
      <text:p text:style-name="P4"><text:s text:c="3"/>result is " aid of their country" <text:s text:c="9"/></text:p>
      <text:p text:style-name="P6"/>
      <text:p text:style-name="Text_20_body"/>
      <text:h text:style-name="Heading_20_3" text:outline-level="3"><text:bookmark-start text:name="__RefHeading__2206_1708778773"/>Aufga<text:span text:style-name="T9">be</text:span>: splitURL.<text:span text:style-name="T9">c</text:span><text:bookmark-end text:name="__RefHeading__2206_1708778773"/></text:h>
      <text:p text:style-name="aufgabe">Zerlegen Sie einen URL, der vonder Konsole eingelesen wird, mit Hilfe der C-Funktionen in <text:soft-page-break/>seine einzelnen Bestandteile Protokoll, Server und Pfad. </text:p>
      <text:p text:style-name="aufgabe"/>
      <text:p text:style-name="aufgabe">SplitURL.exe</text:p>
      <text:p text:style-name="aufgabe">Url eingeben: <text:a xlink:type="simple" xlink:href="http://rechner.org/pfad1/pfad2/datei.html">http://rechner.org/pfad1/pfad2/datei.html</text:a></text:p>
      <text:p text:style-name="aufgabe"/>
      <text:p text:style-name="aufgabe">Protokoll: http</text:p>
      <text:p text:style-name="aufgabe">Server: rechner.org</text:p>
      <text:p text:style-name="aufgabe">Pfad: /pfad1/pfad2/datei.html</text:p>
      <text:p text:style-name="aufgabe"/>
      <text:p text:style-name="aufgabe"/>
      <text:p text:style-name="Standard"/>
      <text:p text:style-name="Standard"/>
      <text:h text:style-name="Heading_20_3" text:outline-level="3"><text:bookmark-start text:name="__RefHeading__2208_1708778773"/>Aufgabe: splitQUERY_STRING.<text:span text:style-name="T9">c</text:span><text:bookmark-end text:name="__RefHeading__2208_1708778773"/></text:h>
      <text:p text:style-name="aufgabe">Zerlegen Sie einen QUERY_STRING, der von der Konsole eingelesen wird.</text:p>
      <text:p text:style-name="aufgabe"/>
      <text:p text:style-name="aufgabe">Aufbau:</text:p>
      <text:p text:style-name="aufgabe">Feldname=Wert&amp;Feldname=Wert....</text:p>
      <text:p text:style-name="aufgabe"/>
      <text:p text:style-name="aufgabe">Bsp.:</text:p>
      <text:p text:style-name="aufgabe">Quer_string eingeben: vorname=Max&amp;nachname=Mustermann&amp;tel=1234</text:p>
      <text:p text:style-name="aufgabe"/>
      <text:p text:style-name="aufgabe">Ausgabe:</text:p>
      <text:p text:style-name="aufgabe">Feldname: vorname</text:p>
      <text:p text:style-name="aufgabe">Wert: Max</text:p>
      <text:p text:style-name="aufgabe">Feldname: nachname</text:p>
      <text:p text:style-name="aufgabe">Wert: Mustermann</text:p>
      <text:p text:style-name="aufgabe">Feldname: tel</text:p>
      <text:p text:style-name="aufgabe">Wert: 1234</text:p>
      <text:p text:style-name="aufgabe"/>
      <text:p text:style-name="Text_20_body"/>
      <text:p text:style-name="Text_20_body">Da die Stringfunktionen keine Bereichsprüfungen vornehmen, kommt es bei Verwendung von C-Strings leicht zu Laufzeitfehlern durch <text:bookmark text:name="BufferOverflows"/><text:span text:style-name="T2">Buffer </text:span><text:span text:style-name="luecke">Overflows</text:span>. </text:p>
      <text:p text:style-name="P6"/>
      <text:h text:style-name="Heading_20_2" text:outline-level="2"><text:bookmark-start text:name="__RefHeading__2210_1708778773"/>Die C++-Klasse namens string<text:bookmark-end text:name="__RefHeading__2210_1708778773"/></text:h>
      <text:p text:style-name="Text_20_body">Die STL-Bibliothek bringt mehrere Stringklassen mit, die das Arbeiten mit Pointern überflüssig machen und Bereichsprüfungen vornehmen: </text:p>
      <text:p text:style-name="Text_20_body"/>
      <table:table table:name="Tabelle15" table:style-name="Tabelle15">
        <table:table-column table:style-name="Tabelle15.A"/>
        <table:table-column table:style-name="Tabelle15.B"/>
        <table:table-row>
          <table:table-cell table:style-name="Tabelle15.A1" office:value-type="string">
            <text:p text:style-name="code"><text:span text:style-name="Teletype"><text:span text:style-name="T3">std::string</text:span></text:span></text:p>
          </table:table-cell>
          <table:table-cell table:style-name="Tabelle15.B1" office:value-type="string">
            <text:p text:style-name="Table_20_Contents">String-Klasse</text:p>
          </table:table-cell>
        </table:table-row>
        <table:table-row>
          <table:table-cell table:style-name="Tabelle15.A2" office:value-type="string">
            <text:p text:style-name="code"><text:span text:style-name="Teletype"><text:span text:style-name="T3">std::ostringstream</text:span></text:span></text:p>
          </table:table-cell>
          <table:table-cell table:style-name="Tabelle15.B2" office:value-type="string">
            <text:p text:style-name="Table_20_Contents">Aus Einzelobjekten (int, float, ...) einen <text:s/></text:p>
            <text:p text:style-name="Table_20_Contents">String erstellen</text:p>
          </table:table-cell>
        </table:table-row>
        <table:table-row>
          <table:table-cell table:style-name="Tabelle15.A2" office:value-type="string">
            <text:p text:style-name="code"><text:span text:style-name="Teletype"><text:span text:style-name="T3">std::istringstream</text:span></text:span></text:p>
          </table:table-cell>
          <table:table-cell table:style-name="Tabelle15.B2" office:value-type="string">
            <text:p text:style-name="Table_20_Contents">Aus einem String </text:p>
            <text:p text:style-name="Table_20_Contents">Einzelobjekte (int, float, ...) erstellen</text:p>
          </table:table-cell>
        </table:table-row>
      </table:table>
      <text:p text:style-name="Text_20_body"/>
      <text:p text:style-name="Text_20_body">Zum Zusammensetzen von Strings aus gemischten Datentypen ist der Typ <text:span text:style-name="Teletype">std::string</text:span> nicht geeignet, man benötigt einen <text:bookmark text:name="StringStream"/><text:span text:style-name="T2">StringStream</text:span>, der sich wie ein Eingabe- bzw. Ausgabestrom verhält. </text:p>
      <text:p text:style-name="Text_20_body"/>
      <text:p text:style-name="Text_20_body"/>
      <text:p text:style-name="Text_20_body"><text:soft-page-break/></text:p>
      <text:p text:style-name="Text_20_body">Hinweis: Wenn man using namespace std; verwendet kann man std:: weglassen.</text:p>
      <text:p text:style-name="P9">#include &lt;string&gt;</text:p>
      <text:p text:style-name="P9">using namespace std;</text:p>
      <text:p text:style-name="P9"/>
      <text:p text:style-name="Standard"/>
      <text:p text:style-name="Standard"/>
      <text:h text:style-name="Heading_20_3" text:outline-level="3"><text:bookmark-start text:name="__RefHeading__2212_1708778773"/>string Objekte erzeugen<text:bookmark-end text:name="__RefHeading__2212_1708778773"/></text:h>
      <text:p text:style-name="Text_20_body">Einem C++-String kann eine Stringkonstante zugewiesen werden.</text:p>
      <text:p text:style-name="P8"/>
      <text:p text:style-name="code"><text:span text:style-name="T2">string</text:span> s1 = "Stringkonstante"; </text:p>
      <text:p text:style-name="code"/>
      <text:p text:style-name="Text_20_body"/>
      <text:h text:style-name="Heading_20_3" text:outline-level="3"><text:bookmark-start text:name="__RefHeading__2214_1708778773"/>Der + Operator<text:bookmark-end text:name="__RefHeading__2214_1708778773"/></text:h>
      <text:p text:style-name="Text_20_body">Strings können mit <text:span text:style-name="Teletype">+</text:span> einfach verkettet werden, auch die Verwendung von <text:span text:style-name="Teletype">+=</text:span> ist möglich. Werden nur Stringkonstanten verknüpft, muss die erste explizit in einen C++-String umgewandelt werden: </text:p>
      <text:p text:style-name="code"/>
      <text:p text:style-name="code">string stringVar("Hallo, ");</text:p>
      <text:p text:style-name="code">// oder string stringVar= "Hallo, ";</text:p>
      <text:p text:style-name="code"/>
      <text:p text:style-name="code">stringVar = stringVar + "Welt";</text:p>
      <text:p text:style-name="code">stringVar += "!!!!";</text:p>
      <text:p text:style-name="code"/>
      <text:p text:style-name="Text_20_body"/>
      <text:p text:style-name="Text_20_body"/>
      <text:p text:style-name="P5">Frage: Warum funktioniert folgendes nicht?</text:p>
      <text:p text:style-name="code">string stringVar;</text:p>
      <text:p text:style-name="code"/>
      <text:p text:style-name="code">stringVar = "stringkonstante1" + "stringkonstante2";</text:p>
      <text:p text:style-name="code"/>
      <text:p text:style-name="Text_20_body"/>
      <text:p text:style-name="P5">Antwort:</text:p>
      <text:p text:style-name="Text_20_body"><text:span text:style-name="luecke">Weil Stringkonstanten C-Strings sind, für die der +-Operator nicht definiert ist. </text:span></text:p>
      <text:p text:style-name="Text_20_body"/>
      <text:p text:style-name="Text_20_body"/>
      <text:h text:style-name="Heading_20_3" text:outline-level="3"><text:bookmark-start text:name="__RefHeading__2216_1708778773"/>Index-Zugriff auf ein Zeichen im string<text:bookmark-end text:name="__RefHeading__2216_1708778773"/></text:h>
      <text:p text:style-name="Text_20_body">Der Zugriff auf einzelne Zeichen des Strings ist wie bei C-Strings mit </text:p>
      <text:p text:style-name="Text_20_body"/>
      <text:p text:style-name="code"/>
      <text:p text:style-name="code">string::size_type index;</text:p>
      <text:p text:style-name="code"><text:soft-page-break/></text:p>
      <text:p text:style-name="code">…</text:p>
      <text:p text:style-name="code"/>
      <text:p text:style-name="code">char ch= stringVar<text:span text:style-name="T2">[</text:span>index<text:span text:style-name="T2">];</text:span></text:p>
      <text:p text:style-name="P8"/>
      <text:p text:style-name="Text_20_body"/>
      <text:p text:style-name="Text_20_body">möglich. Der Indextyp ist <text:span text:style-name="Teletype">std::string::size_type</text:span> und entspricht derzeit <text:span text:style-name="Teletype">unsigned int</text:span> (vorzeichenlose positive ganze Zahl). </text:p>
      <text:p text:style-name="Text_20_body"/>
      <text:h text:style-name="Heading_20_3" text:outline-level="3"><text:bookmark-start text:name="__RefHeading__2218_1708778773"/>size(), length()<text:bookmark-end text:name="__RefHeading__2218_1708778773"/></text:h>
      <text:p text:style-name="P2"><text:span text:style-name="Teletype">size_type length() const;</text:span><text:line-break/><text:span text:style-name="Teletype">size_type size() const;</text:span></text:p>
      <text:p text:style-name="Text_20_body">Die Methode </text:p>
      <text:p text:style-name="code"/>
      <text:p text:style-name="code">std::string::size_type len = stringVar.<text:span text:style-name="T2">size();</text:span></text:p>
      <text:p text:style-name="P8"/>
      <text:p text:style-name="Text_20_body">liefert die Länge des Strings. </text:p>
      <text:p text:style-name="Text_20_body"/>
      <text:h text:style-name="Heading_20_3" text:outline-level="3"><text:bookmark-start text:name="__RefHeading__2220_1708778773"/>find(suchstring)<text:bookmark-end text:name="__RefHeading__2220_1708778773"/></text:h>
      <text:p text:style-name="P2"><text:span text:style-name="Teletype">size_type find (const string&amp; str, size_type pos);</text:span></text:p>
      <text:p text:style-name="Text_20_body">Mit der Methode </text:p>
      <text:p text:style-name="P10">std::string suchstring("ll");</text:p>
      <text:p text:style-name="P10">std::string stringVar= "Hallo, ";</text:p>
      <text:p text:style-name="P10"/>
      <text:p text:style-name="code"><text:span text:style-name="T2">std::string::size_type</text:span> index = stringVar.<text:span text:style-name="T2">find(</text:span>suchstring<text:span text:style-name="T2">);</text:span></text:p>
      <text:p text:style-name="P10"/>
      <text:p text:style-name="P10">if (index == std::string::npos)</text:p>
      <text:p text:style-name="P10"><text:tab/>cout &lt;&lt; "nicht gefunden";</text:p>
      <text:p text:style-name="P10">else</text:p>
      <text:p text:style-name="P10"><text:tab/>cout &lt;&lt; "gefunden, an der Stelle: " &lt;&lt; index;</text:p>
      <text:p text:style-name="P10"/>
      <text:p text:style-name="P10"/>
      <text:p text:style-name="Text_20_body"/>
      <text:p text:style-name="Text_20_body">wird der String nach dem ersten Auftreten des Suchstrings durchsucht und der Anfangsindex zurückgeliefert. Wird er nicht gefunden, ist der Rückgabewert die Konstante </text:p>
      <text:p text:style-name="code"><text:span text:style-name="Teletype">std::string::npos</text:span> (ungültige Position). </text:p>
      <text:p text:style-name="Text_20_body"/>
      <text:p text:style-name="Text_20_body"/>
      <text:p text:style-name="P5">Frage:</text:p>
      <text:p text:style-name="Text_20_body">Was wird im obigen Beispiel ausgegeben?</text:p>
      <text:p text:style-name="P5">Antwort:</text:p>
      <text:p text:style-name="Text_20_body"><text:soft-page-break/><text:span text:style-name="luecke">gefunden, an der Stelle: 2</text:span></text:p>
      <text:p text:style-name="Text_20_body"/>
      <text:p text:style-name="Text_20_body"/>
      <text:h text:style-name="Heading_20_3" text:outline-level="3"><text:bookmark-start text:name="__RefHeading__2222_1708778773"/>substr(index [, len])<text:bookmark-end text:name="__RefHeading__2222_1708778773"/></text:h>
      <text:p text:style-name="P2"><text:span text:style-name="Teletype">string substr (size_type pos, size_type n);</text:span></text:p>
      <text:p text:style-name="Text_20_body">Mit der Methode </text:p>
      <text:p text:style-name="P8"/>
      <text:p text:style-name="code"><text:span text:style-name="T2">std::string</text:span> teilstring = stringVar<text:span text:style-name="T2">.substr(</text:span>anfangsindex<text:span text:style-name="T4">[</text:span>, len<text:span text:style-name="T4">]</text:span><text:span text:style-name="T2">);</text:span></text:p>
      <text:p text:style-name="P8"/>
      <text:p text:style-name="Text_20_body"/>
      <text:p text:style-name="Text_20_body">kann ein Teilstring herausgeschnitten werden. Fehlt len, wird der gesamte Reststring benutzt. </text:p>
      <text:p text:style-name="Text_20_body"/>
      <text:p text:style-name="code">string str18 = "abcdefghi"</text:p>
      <text:p text:style-name="code">string str19 = str18.substr (6,2);</text:p>
      <text:p text:style-name="code">cout &lt;&lt; str19 &lt;&lt; endl; // "<text:span text:style-name="luecke">gh</text:span>" </text:p>
      <text:p text:style-name="Text_20_body"/>
      <text:h text:style-name="Heading_20_3" text:outline-level="3"><text:bookmark-start text:name="__RefHeading__2224_1708778773"/>clear()<text:bookmark-end text:name="__RefHeading__2224_1708778773"/></text:h>
      <text:p text:style-name="Text_20_body">Die Methode </text:p>
      <text:p text:style-name="code"/>
      <text:p text:style-name="code">stringVar<text:span text:style-name="T2">.clear();</text:span></text:p>
      <text:p text:style-name="P8"/>
      <text:p text:style-name="Text_20_body">löscht einen String komplett. </text:p>
      <text:p text:style-name="Text_20_body"/>
      <text:p text:style-name="Text_20_body"/>
      <text:h text:style-name="Heading_20_3" text:outline-level="3"><text:bookmark-start text:name="__RefHeading__2226_1708778773"/>Beispiel: splitURL.<text:span text:style-name="T10">cpp</text:span><text:bookmark-end text:name="__RefHeading__2226_1708778773"/></text:h>
      <text:p text:style-name="Text_20_body">Beispiel: Auftrennen eines oder mehrerer URLs in ihre Bestandteile. </text:p>
      <text:p text:style-name="Preformatted_20_Text"/>
      <text:p text:style-name="code">// spliturl.cpp</text:p>
      <text:p text:style-name="code"/>
      <text:p text:style-name="code">#include &lt;iostream&gt;</text:p>
      <text:p text:style-name="code">#include &lt;string&gt;</text:p>
      <text:p text:style-name="code"/>
      <text:p text:style-name="code">void splitUrl(std::string s) {</text:p>
      <text:p text:style-name="code"><text:s text:c="2"/>std::string protocol, server, port, path;</text:p>
      <text:p text:style-name="code"><text:s text:c="2"/>std::string::size_type pos, pos1;</text:p>
      <text:p text:style-name="code"/>
      <text:p text:style-name="code"><text:s text:c="2"/>std::cout&lt;&lt;"URL: "&lt;&lt;s&lt;&lt;std::endl;</text:p>
      <text:p text:style-name="code"><text:s text:c="2"/>// Doppelpunkt suchen</text:p>
      <text:p text:style-name="code"><text:s text:c="2"/>pos = s.find(":");</text:p>
      <text:p text:style-name="code"><text:s text:c="2"/>if (pos != std::string::npos) {</text:p>
      <text:p text:style-name="code"><text:s text:c="4"/>protocol = s.substr(0, pos);</text:p>
      <text:p text:style-name="code"><text:soft-page-break/><text:s text:c="4"/>// :// überspringen</text:p>
      <text:p text:style-name="code"><text:s text:c="4"/>s = s.substr(pos+3);</text:p>
      <text:p text:style-name="code"><text:s text:c="2"/>} else {</text:p>
      <text:p text:style-name="code"><text:s text:c="4"/>protocol = "http";</text:p>
      <text:p text:style-name="code"><text:s text:c="2"/>}</text:p>
      <text:p text:style-name="code"><text:s text:c="2"/>// Server suchen Trennzeichen : oder /</text:p>
      <text:p text:style-name="code"><text:s text:c="2"/>pos1 = s.find(":");</text:p>
      <text:p text:style-name="code"><text:s text:c="2"/>pos = s.find("/");</text:p>
      <text:p text:style-name="code"><text:s text:c="2"/>if (pos == std::string::npos) {</text:p>
      <text:p text:style-name="code"><text:s text:c="4"/>server = s;</text:p>
      <text:p text:style-name="code"><text:s text:c="4"/>port = "80";</text:p>
      <text:p text:style-name="code"><text:s text:c="4"/>path = "/";</text:p>
      <text:p text:style-name="code"><text:s text:c="2"/>} else if (pos1 != std::string::npos &amp;&amp; (pos1 &lt; pos)) {</text:p>
      <text:p text:style-name="code"><text:s text:c="4"/>server = s.substr(0, pos1);</text:p>
      <text:p text:style-name="code"><text:s text:c="4"/>port = s.substr(pos1+1, pos-pos1-1);</text:p>
      <text:p text:style-name="code"><text:s text:c="4"/>path = s.substr(pos);</text:p>
      <text:p text:style-name="code"><text:s text:c="2"/>} else {</text:p>
      <text:p text:style-name="code"><text:s text:c="4"/>server = s.substr(0, pos);</text:p>
      <text:p text:style-name="code"><text:s text:c="4"/>port = "80";</text:p>
      <text:p text:style-name="code"><text:s text:c="4"/>path = s.substr(pos);</text:p>
      <text:p text:style-name="code"><text:s text:c="2"/>}</text:p>
      <text:p text:style-name="code"><text:s text:c="2"/>std::cout&lt;&lt;"Protokoll: "&lt;&lt;protocol&lt;&lt;std::endl;</text:p>
      <text:p text:style-name="code"><text:s text:c="2"/>std::cout&lt;&lt;"Server: <text:s text:c="3"/>"&lt;&lt;server&lt;&lt;std::endl;</text:p>
      <text:p text:style-name="code"><text:s text:c="2"/>std::cout&lt;&lt;"Port: <text:s text:c="5"/>"&lt;&lt;port&lt;&lt;std::endl;</text:p>
      <text:p text:style-name="code"><text:s text:c="2"/>std::cout&lt;&lt;"Pfad: <text:s text:c="5"/>"&lt;&lt;path&lt;&lt;std::endl;</text:p>
      <text:p text:style-name="code">}</text:p>
      <text:p text:style-name="code"/>
      <text:p text:style-name="code">int main(int argc, char *argv[])</text:p>
      <text:p text:style-name="code">{</text:p>
      <text:p text:style-name="code"><text:s text:c="2"/>std::string s;</text:p>
      <text:p text:style-name="code"><text:s text:c="2"/>for (int i = 1; i &lt; argc; i++) {</text:p>
      <text:p text:style-name="code"><text:s text:c="4"/>s = std::string(argv[i]);</text:p>
      <text:p text:style-name="code"><text:s text:c="4"/>splitUrl(s);</text:p>
      <text:p text:style-name="code"><text:s text:c="2"/>}</text:p>
      <text:p text:style-name="code">}</text:p>
      <text:p text:style-name="Text_20_body"/>
      <text:p text:style-name="Text_20_body">Jedes Kommandozeilenargument wird als URL betrachtet und einzeln aufgetrennt. </text:p>
      <text:h text:style-name="Heading_20_3" text:outline-level="3"><text:bookmark-start text:name="__RefHeading__2228_1708778773"/>insert(pos,str)<text:bookmark-end text:name="__RefHeading__2228_1708778773"/></text:h>
      <text:p text:style-name="P2"><text:span text:style-name="Teletype">string&amp; insert(size_type pos, const string&amp; str);</text:span></text:p>
      <text:p text:style-name="Text_20_body">Mit der Methode </text:p>
      <text:p text:style-name="code"/>
      <text:p text:style-name="code">stringVar.<text:span text:style-name="T2">insert(</text:span>position, neuString<text:span text:style-name="T2">);</text:span></text:p>
      <text:p text:style-name="P8"/>
      <text:p text:style-name="Text_20_body"/>
      <text:p text:style-name="Text_20_body">wird der neue String an der angegebenen Position eingefügt. Ist die Position gleich der Stringlänge, wird er ans Ende angehängt. </text:p>
      <text:p text:style-name="Text_20_body"/>
      <text:h text:style-name="Heading_20_3" text:outline-level="3"><text:bookmark-start text:name="__RefHeading__2230_1708778773"/><text:soft-page-break/>erase(pos [,anzahl])<text:bookmark-end text:name="__RefHeading__2230_1708778773"/></text:h>
      <text:p text:style-name="P2"><text:span text:style-name="Teletype">string&amp; erase(size_type pos, size_type n);</text:span></text:p>
      <text:p text:style-name="Text_20_body">Mit </text:p>
      <text:p text:style-name="code"/>
      <text:p text:style-name="code">stringVar.<text:span text:style-name="T2">erase(</text:span>pos<text:span text:style-name="T4">[</text:span>, anzahl<text:span text:style-name="T4">]</text:span><text:span text:style-name="T2">);</text:span></text:p>
      <text:p text:style-name="P8"/>
      <text:p text:style-name="Text_20_body"/>
      <text:p text:style-name="Text_20_body">werden anzahl Zeichen ab der angegebenen Position gelöscht. Fehlt die Anzahl, wird alles bis zum Ende gelöscht. </text:p>
      <text:h text:style-name="Heading_20_2" text:outline-level="2"><text:bookmark-start text:name="__RefHeading__2232_1708778773"/>Konvertierungen<text:bookmark-end text:name="__RefHeading__2232_1708778773"/></text:h>
      <text:p text:style-name="Text_20_body">Da viele Bibliotheken mit klassischen C-Strings arbeiten, ist eine Konvertierung von und nach C++-Strings erforderlich. </text:p>
      <text:p text:style-name="Text_20_body"/>
      <text:h text:style-name="Heading_20_3" text:outline-level="3"><text:bookmark-start text:name="__RefHeading__2234_1708778773"/>C-String in C++-String konvertieren<text:bookmark-end text:name="__RefHeading__2234_1708778773"/></text:h>
      <text:p text:style-name="Text_20_body">Um C-Strings in C++-Strings umzuwandeln, werden diese einfach im Konstruktor angegeben: </text:p>
      <text:p text:style-name="P8"/>
      <text:p text:style-name="code"><text:span text:style-name="T2">std::string</text:span> cppString(C-String);</text:p>
      <text:p text:style-name="code"/>
      <text:p text:style-name="code"/>
      <text:p text:style-name="code">Bsp.:</text:p>
      <text:p text:style-name="code"/>
      <text:p text:style-name="code"><text:span text:style-name="T2">std::string</text:span> stringVar("Hallo");</text:p>
      <text:p text:style-name="code"/>
      <text:p text:style-name="code"/>
      <text:p text:style-name="Text_20_body"/>
      <text:h text:style-name="Heading_20_3" text:outline-level="3"><text:bookmark-start text:name="__RefHeading__2236_1708778773"/>c++-String in C-String mit c_str()<text:bookmark-end text:name="__RefHeading__2236_1708778773"/></text:h>
      <text:p text:style-name="P2"><text:span text:style-name="Teletype">const char* c_str() const;</text:span></text:p>
      <text:p text:style-name="Text_20_body">Umgedreht erhält man einen C-String-Pointer auf einen C++String mittels </text:p>
      <text:p text:style-name="P8"/>
      <text:p text:style-name="code"><text:span text:style-name="T2">char* </text:span>cString = stringVar.<text:span text:style-name="luecke">c_str</text:span><text:span text:style-name="T2">();</text:span></text:p>
      <text:p text:style-name="P8"/>
      <text:p text:style-name="Text_20_body"/>
      <text:h text:style-name="Heading_20_2" text:outline-level="2"><text:bookmark-start text:name="__RefHeading__2238_1708778773"/>Stringstream Klassen<text:bookmark-end text:name="__RefHeading__2238_1708778773"/></text:h>
      <text:p text:style-name="Text_20_body">Zum Zusammensetzen von Strings aus gemischten Datentypen bieten sich die <text:span text:style-name="Teletype">stringstream</text:span>-Klassen an, die wie Ein- bzw. Ausgabestrom funktionieren, das Ergebnis aber in den <text:span text:style-name="luecke">Hauptspeicher</text:span> schreiben. Inkludieren Sie die Datei <text:span text:style-name="luecke">sstream.h</text:span></text:p>
      <text:p text:style-name="Text_20_body"/>
      <text:h text:style-name="Heading_20_3" text:outline-level="3"><text:bookmark-start text:name="__RefHeading__2240_1708778773"/><text:soft-page-break/>ostringstream<text:bookmark-end text:name="__RefHeading__2240_1708778773"/></text:h>
      <text:p text:style-name="code">#include &lt;<text:span text:style-name="luecke">sstream</text:span>&gt;</text:p>
      <text:p text:style-name="code">#include &lt;string&gt;</text:p>
      <text:p text:style-name="code"/>
      <text:p text:style-name="code"><text:span text:style-name="T2">std::ostringstream</text:span> ossVar;</text:p>
      <text:p text:style-name="code"/>
      <text:p text:style-name="code">ossVar &lt;&lt; 4711 &lt;&lt; "Koelnisch Wasser"<text:span text:style-name="T2">;</text:span></text:p>
      <text:p text:style-name="code"/>
      <text:p text:style-name="code">...</text:p>
      <text:p text:style-name="code"><text:span text:style-name="T2">std::string</text:span> stringVar = ossVar<text:span text:style-name="T2">.str();</text:span></text:p>
      <text:p text:style-name="P8"/>
      <text:p text:style-name="P8">...</text:p>
      <text:p text:style-name="P8">cout &lt;&lt; stringVar;</text:p>
      <text:p text:style-name="code"/>
      <text:p text:style-name="Text_20_body"/>
      <text:h text:style-name="Heading_20_3" text:outline-level="3"><text:bookmark-start text:name="__RefHeading__2242_1708778773"/>istringstream<text:bookmark-end text:name="__RefHeading__2242_1708778773"/></text:h>
      <text:p text:style-name="Text_20_body">Umgedreht kann mit der Klasse <text:span text:style-name="Teletype">istringstream</text:span> ein String in eine Zahl konvertiert werden: </text:p>
      <text:p text:style-name="code">#include &lt;<text:span text:style-name="luecke">sstream</text:span>&gt;</text:p>
      <text:p text:style-name="code"/>
      <text:p text:style-name="code"><text:span text:style-name="T2">std::istringstream</text:span> issVar(string);</text:p>
      <text:p text:style-name="code"/>
      <text:p text:style-name="code">zahlentyp zahlenVar;</text:p>
      <text:p text:style-name="code">issVar&gt;&gt;zahlenVar;</text:p>
      <text:p text:style-name="code"/>
      <text:p text:style-name="Standard"/>
      <text:p text:style-name="Standard">Beispiel:</text:p>
      <text:p text:style-name="code">#include &lt;<text:span text:style-name="luecke">sstream</text:span>&gt;</text:p>
      <text:p text:style-name="code">#include &lt;<text:span text:style-name="luecke">string</text:span>&gt;</text:p>
      <text:p text:style-name="code"/>
      <text:p text:style-name="code">...</text:p>
      <text:p text:style-name="code">int x;</text:p>
      <text:p text:style-name="code">double d;</text:p>
      <text:p text:style-name="code"/>
      <text:p text:style-name="code">std::<text:span text:style-name="luecke">string</text:span> stringVar("123 3.14");</text:p>
      <text:p text:style-name="code"><text:span text:style-name="T2">std::</text:span><text:span text:style-name="luecke">istringstream</text:span> inputStream(<text:span text:style-name="luecke">stringVar</text:span>);</text:p>
      <text:p text:style-name="code"/>
      <text:p text:style-name="code"><text:span text:style-name="luecke">inputStream</text:span> <text:span text:style-name="T11">&gt;</text:span>&gt; x;</text:p>
      <text:p text:style-name="code"><text:span text:style-name="luecke">inputStream</text:span> <text:span text:style-name="T11">&gt;</text:span>&gt; d;</text:p>
      <text:p text:style-name="code"/>
      <text:p text:style-name="code">cout &lt;&lt; x;</text:p>
      <text:p text:style-name="code">cout &lt;&lt; d;</text:p>
      <text:p text:style-name="code">...</text:p>
      <text:p text:style-name="code"/>
      <text:p text:style-name="Text_20_body"/>
      <text:p text:style-name="Text_20_body">Der String darf natürlich auch mehrere Werte enthalten, die dann einzeln ausgelesen werden. </text:p>
      <text:p text:style-name="Text_20_body"/>
      <text:p text:style-name="Text_20_body"/>
      <text:h text:style-name="Heading_20_2" text:outline-level="2"><text:bookmark-start text:name="__RefHeading__2244_1708778773"/><text:soft-page-break/>Textdateien<text:bookmark-end text:name="__RefHeading__2244_1708778773"/></text:h>
      <text:p text:style-name="Text_20_body">Textdateien werden ähnlich wie die Standard- ein/ausgabe behandelt. </text:p>
      <text:p text:style-name="Text_20_body">Das Headerfile <text:span text:style-name="luecke">fstream.h</text:span> stellt die Klassen<text:line-break/> </text:p>
      <text:p text:style-name="code">std::<text:span text:style-name="luecke">ifstream</text:span></text:p>
      <text:p text:style-name="code">std::<text:span text:style-name="luecke">ofstream</text:span></text:p>
      <text:p text:style-name="code"/>
      <text:p text:style-name="Text_20_body"/>
      <text:p text:style-name="Text_20_body">zur Verfügung. </text:p>
      <text:h text:style-name="Heading_20_3" text:outline-level="3"><text:bookmark-start text:name="__RefHeading__2246_1708778773"/>Öffnen<text:bookmark-end text:name="__RefHeading__2246_1708778773"/></text:h>
      <text:p text:style-name="Text_20_body">Mit </text:p>
      <text:p text:style-name="code"><text:span text:style-name="T2">#include &lt;</text:span><text:span text:style-name="luecke">fstream</text:span><text:span text:style-name="T2">&gt;</text:span></text:p>
      <text:p text:style-name="P8"/>
      <text:p text:style-name="code"><text:span text:style-name="T2">std::ofstream</text:span> fileVariable<text:span text:style-name="T2">(</text:span>dateiname<text:span text:style-name="T2">);</text:span></text:p>
      <text:p text:style-name="P8"/>
      <text:p text:style-name="code">oder</text:p>
      <text:p text:style-name="code"/>
      <text:p text:style-name="code"><text:span text:style-name="T2">std::ofstream</text:span> fileVariable<text:span text:style-name="T2">;</text:span></text:p>
      <text:p text:style-name="code"><text:span text:style-name="T2">fileVariable.</text:span><text:span text:style-name="luecke">open</text:span><text:span text:style-name="T2">(dateiname);</text:span></text:p>
      <text:p text:style-name="P8"/>
      <text:p text:style-name="Text_20_body"/>
      <text:p text:style-name="Text_20_body">wird eine Datei zum Schreiben geöffnet. Die Dateivariable kann nun genauso wie <text:span text:style-name="Teletype">std::cout</text:span> benutzt werden. </text:p>
      <text:p text:style-name="Text_20_body"/>
      <text:h text:style-name="Heading_20_3" text:outline-level="3"><text:bookmark-start text:name="__RefHeading__2248_1708778773"/>Schliessen<text:bookmark-end text:name="__RefHeading__2248_1708778773"/></text:h>
      <text:p text:style-name="Text_20_body">Mit der Methode </text:p>
      <text:p text:style-name="code">fileVariable<text:span text:style-name="T2">.</text:span><text:span text:style-name="luecke">close</text:span><text:span text:style-name="T2">();</text:span></text:p>
      <text:p text:style-name="Text_20_body"/>
      <text:p text:style-name="Text_20_body">wird die Datei explizit geschlossen. </text:p>
      <text:p text:style-name="Text_20_body"/>
      <text:h text:style-name="Heading_20_3" text:outline-level="3"><text:bookmark-start text:name="__RefHeading__2250_1708778773"/>Ein Beispiel<text:bookmark-end text:name="__RefHeading__2250_1708778773"/></text:h>
      <text:p text:style-name="Text_20_body">Beispiel: Schreiben der Quadratzahlentabelle in eine Datei. </text:p>
      <text:p text:style-name="Preformatted_20_Text"/>
      <text:p text:style-name="code">// file1.cpp</text:p>
      <text:p text:style-name="code"/>
      <text:p text:style-name="code">#include &lt;iomanip&gt;</text:p>
      <text:p text:style-name="code">#include &lt;<text:span text:style-name="luecke">fstream</text:span>&gt;</text:p>
      <text:p text:style-name="code"/>
      <text:p text:style-name="code">const int MAX = 100;</text:p>
      <text:p text:style-name="code"/>
      <text:p text:style-name="code">int main(int argc, char *argv[])</text:p>
      <text:p text:style-name="code"><text:soft-page-break/>{</text:p>
      <text:p text:style-name="code"><text:s text:c="2"/>int i, sqr;</text:p>
      <text:p text:style-name="code"/>
      <text:p text:style-name="code"><text:s text:c="2"/>std::ofstream file("squares.txt");</text:p>
      <text:p text:style-name="code"/>
      <text:p text:style-name="code"><text:s text:c="2"/>for (i = 1; i &lt;= MAX; i++) {</text:p>
      <text:p text:style-name="code"><text:s text:c="4"/>sqr = i*i;</text:p>
      <text:p text:style-name="code"><text:s text:c="4"/>file &lt;&lt; "Zahl: "&lt;&lt;std::setw(4)&lt;&lt;i</text:p>
      <text:p text:style-name="code"><text:s text:c="6"/>&lt;&lt;", Quadrat: "&lt;&lt;std::setw(8)&lt;&lt;sqr&lt;&lt;std::endl;</text:p>
      <text:p text:style-name="code"><text:s text:c="2"/>}</text:p>
      <text:p text:style-name="code"/>
      <text:p text:style-name="code"><text:s text:c="2"/>file.close();</text:p>
      <text:p text:style-name="code">}</text:p>
      <text:p text:style-name="Text_20_body"/>
      <text:h text:style-name="Heading_20_3" text:outline-level="3"><text:bookmark-start text:name="__RefHeading__2252_1708778773"/>getline(stream, string, [char end='\n'])<text:bookmark-end text:name="__RefHeading__2252_1708778773"/></text:h>
      <text:p text:style-name="Text_20_body">Strings können aus Dateien und vom Eingabestrom ebenfalls mit </text:p>
      <text:p text:style-name="code">streamVar<text:span text:style-name="T2">&gt;&gt;</text:span>stringVar;</text:p>
      <text:p text:style-name="Text_20_body"/>
      <text:p text:style-name="Text_20_body">gelesen werden. Enthält der String aber Whitespaces, wird das Einlesen an dieser Stelle abgebrochen. Deshalb sollten solche Strings in einer eigenen Zeile des Eingabestrom stehen und mit der Funktion </text:p>
      <text:p text:style-name="code"><text:span text:style-name="T2">getline(</text:span>streamVar, stringVar<text:span text:style-name="T2">)</text:span></text:p>
      <text:p text:style-name="Text_20_body"/>
      <text:p text:style-name="Text_20_body">gelesen werden. Wurde das Stream-Ende erreicht, liefert <text:span text:style-name="Teletype">getline()</text:span> den Wert <text:span text:style-name="Teletype">false</text:span>. </text:p>
      <text:p text:style-name="Text_20_body"/>
      <text:p text:style-name="Text_20_body">Beispiel: Zeilenweises Einlesen und manuelles Auftrennen der Strings. </text:p>
      <text:p text:style-name="Preformatted_20_Text"/>
      <text:p text:style-name="code">// fgetline.cpp</text:p>
      <text:p text:style-name="code">#include &lt;iostream&gt;</text:p>
      <text:p text:style-name="code">#include &lt;<text:span text:style-name="luecke">fstream</text:span>&gt;</text:p>
      <text:p text:style-name="code">#include &lt;string&gt;</text:p>
      <text:p text:style-name="code">using namespace std;</text:p>
      <text:p text:style-name="code"/>
      <text:p text:style-name="code"/>
      <text:p text:style-name="code">int main(int argc, char *argv[])</text:p>
      <text:p text:style-name="code">{</text:p>
      <text:p text:style-name="code"><text:s text:c="2"/>char * filename = "telbook.txt";</text:p>
      <text:p text:style-name="code"/>
      <text:p text:style-name="code"><text:s text:c="2"/>string::size_type idx;</text:p>
      <text:p text:style-name="code"><text:s text:c="2"/>string line;</text:p>
      <text:p text:style-name="code"><text:s text:c="2"/>string nickname, name, number;</text:p>
      <text:p text:style-name="code"/>
      <text:p text:style-name="code"><text:s text:c="2"/><text:span text:style-name="luecke">ifstream</text:span> fi(filename);</text:p>
      <text:p text:style-name="code"/>
      <text:p text:style-name="code"><text:s text:c="2"/>while (<text:span text:style-name="luecke">getline</text:span>(<text:span text:style-name="luecke">fi</text:span>, <text:span text:style-name="luecke">line</text:span>)) {</text:p>
      <text:p text:style-name="code"><text:s text:c="4"/>idx = line.<text:span text:style-name="luecke">find</text:span>(":");</text:p>
      <text:p text:style-name="code"><text:soft-page-break/><text:s text:c="4"/>if (idx == string::npos) continue;</text:p>
      <text:p text:style-name="code"><text:s text:c="4"/>nickname = <text:span text:style-name="luecke">line</text:span>.<text:span text:style-name="luecke">substr</text:span>(0, idx);</text:p>
      <text:p text:style-name="code"/>
      <text:p text:style-name="code"><text:s text:c="4"/>line = line.<text:span text:style-name="luecke">substr</text:span>(idx+1);</text:p>
      <text:p text:style-name="code"><text:s text:c="4"/>idx = line.<text:span text:style-name="luecke">find</text:span>(":");</text:p>
      <text:p text:style-name="code"><text:s text:c="4"/>if (idx == string::npos) continue;</text:p>
      <text:p text:style-name="code"><text:s text:c="4"/>name = line.<text:span text:style-name="luecke">substr</text:span>(0, <text:span text:style-name="luecke">idx</text:span>);</text:p>
      <text:p text:style-name="code"/>
      <text:p text:style-name="code"><text:s text:c="4"/>number = line.substr(idx+1);</text:p>
      <text:p text:style-name="code"/>
      <text:p text:style-name="code"><text:s text:c="4"/>cout &lt;&lt; "&lt;nickname&gt;" &lt;&lt; nickname &lt;&lt;"&lt;/nickname&gt;" &lt;&lt; endl;</text:p>
      <text:p text:style-name="code"><text:s text:c="4"/>cout &lt;&lt; "&lt;name&gt;" &lt;&lt; name &lt;&lt;"&lt;/name&gt;" &lt;&lt; endl;</text:p>
      <text:p text:style-name="code"><text:s text:c="4"/>cout &lt;&lt; "&lt;tel&gt;" &lt;&lt; number &lt;&lt;"&lt;/tel&gt;" &lt;&lt; endl;</text:p>
      <text:p text:style-name="code"><text:s text:c="2"/>}</text:p>
      <text:p text:style-name="code"/>
      <text:p text:style-name="code"><text:s text:c="2"/>fi.close();</text:p>
      <text:p text:style-name="code">}</text:p>
      <text:p text:style-name="code"/>
      <text:p text:style-name="Text_20_body"/>
      <text:p text:style-name="Text_20_body"/>
      <text:h text:style-name="Heading_20_2" text:outline-level="2"><text:bookmark-start text:name="__RefHeading__2254_1708778773"/>Aufgaben<text:bookmark-end text:name="__RefHeading__2254_1708778773"/></text:h>
      <text:p text:style-name="Text_20_body"/>
      <text:h text:style-name="Heading_20_3" text:outline-level="3"><text:bookmark-start text:name="__RefHeading__2256_1708778773"/>Aufgabe: reverse.<text:span text:style-name="T9">cpp</text:span><text:bookmark-end text:name="__RefHeading__2256_1708778773"/></text:h>
      <text:p text:style-name="aufgabe">Kehren Sie einen String um.</text:p>
      <text:p text:style-name="Text_20_body"/>
      <text:h text:style-name="Heading_20_3" text:outline-level="3"><text:bookmark-start text:name="__RefHeading__2258_1708778773"/>Aufgabe: palindrom.<text:span text:style-name="T9">cpp</text:span><text:bookmark-end text:name="__RefHeading__2258_1708778773"/></text:h>
      <text:p text:style-name="aufgabe">Prüfen Sie, ob ein String ein Palindrom ist, i.e. von vorn und hinten gelesen das Gleiche ergibt (z.B. ANNA, STETS). </text:p>
      <text:p text:style-name="aufgabe"/>
      <text:p text:style-name="Standard"/>
      <text:h text:style-name="Heading_20_3" text:outline-level="3"><text:bookmark-start text:name="__RefHeading__2260_1708778773"/>Aufgabe: isbn.<text:span text:style-name="T9">cpp</text:span><text:bookmark-end text:name="__RefHeading__2260_1708778773"/></text:h>
      <text:p text:style-name="aufgabe">Bauen Sie einen ISBN-Prüfer. Lesen Sie dazu die ISBN als String ein (ohne Striche). Prüfsummenberechnung: </text:p>
      <text:p text:style-name="aufgabe"/>
      <text:p text:style-name="aufgabe"><text:a xlink:type="simple" xlink:href="http://www-user.tu-chemnitz.de/%7Epoenisch/isbn/"><text:span text:style-name="Teletype">http://www-user.tu-chemnitz.de/~poenisch/isbn/</text:span></text:a></text:p>
      <text:p text:style-name="Standard"/>
      <text:h text:style-name="Heading_20_3" text:outline-level="3"><text:bookmark-start text:name="__RefHeading__2262_1708778773"/>Aufgabe: isbn2.<text:span text:style-name="T9">cpp</text:span><text:bookmark-end text:name="__RefHeading__2262_1708778773"/></text:h>
      <text:p text:style-name="aufgabe">Erlauben Sie die Eingabe der Striche in der ISBN. Entfernen Sie diese vor der Prüfung. </text:p>
      <text:p text:style-name="Standard"/>
      <text:p text:style-name="Standard"/>
      <text:p text:style-name="Standard"/>
      <text:h text:style-name="Heading_20_2" text:outline-level="2"><text:bookmark-start text:name="__RefHeading__2264_1708778773"/><text:soft-page-break/>Zusammenfassung<text:bookmark-end text:name="__RefHeading__2264_1708778773"/></text:h>
      <text:p text:style-name="Text_20_body">Um viele Probleme mit Char-Arrays in C zu umgehen, hat man die ANSI string Klasse implementiert. Man kann string-objekte auf folgende Weise erstellen:</text:p>
      <text:p text:style-name="Text_20_body"/>
      <text:p text:style-name="code">#include &lt;string&gt;</text:p>
      <text:p text:style-name="code">using namespace std;</text:p>
      <text:p text:style-name="code">...</text:p>
      <text:p text:style-name="code">string first_name = "Bjarne";</text:p>
      <text:p text:style-name="code"/>
      <text:p text:style-name="code">string last_name;</text:p>
      <text:p text:style-name="code">last_name = "Stroustrup";</text:p>
      <text:p text:style-name="code"/>
      <text:p text:style-name="code">string names = first_name + " " + last_name;</text:p>
      <text:p text:style-name="code"/>
      <text:p text:style-name="code">cout &lt;&lt; names &lt;&lt; endl;</text:p>
      <text:p text:style-name="code"/>
      <text:p text:style-name="code">names = last_name + ", " + first_name;</text:p>
      <text:p text:style-name="code">cout &lt;&lt; names &lt;&lt; endl; </text:p>
      <text:h text:style-name="Heading_20_4" text:outline-level="4" text:is-list-header="true"/>
      <text:h text:style-name="Heading_20_3" text:outline-level="3"><text:bookmark-start text:name="__RefHeading__2266_1708778773"/>Methoden der Klasse string<text:bookmark-end text:name="__RefHeading__2266_1708778773"/></text:h>
      <table:table table:name="Tabelle51" table:style-name="Tabelle51">
        <table:table-column table:style-name="Tabelle51.A"/>
        <table:table-column table:style-name="Tabelle51.B"/>
        <table:table-row>
          <table:table-cell table:style-name="Tabelle51.A1" office:value-type="string">
            <text:p text:style-name="P1">Initialization (constructor)</text:p>
          </table:table-cell>
          <table:table-cell table:style-name="Tabelle51.B1" office:value-type="string">
            <text:p text:style-name="P2">A <text:span text:style-name="Teletype">string</text:span> object may defined without an initializing value, in which case its initial value is an empty string (zero length, no characters): </text:p>
            <text:p text:style-name="P4">string str1; </text:p>
            <text:p text:style-name="P2">A <text:span text:style-name="Teletype">string</text:span> object may also be initialized with </text:p>
            <text:list xml:id="list500705489969789480" text:style-name="L1">
              <text:list-item>
                <text:p text:style-name="P17">a <text:span text:style-name="Teletype">string</text:span> expression: </text:p>
                <text:p text:style-name="P22">string str2 = str1;</text:p>
                <text:p text:style-name="P22">string str3 = str1 + str2;</text:p>
                <text:p text:style-name="P25">string str4 (str2); <text:s/>// Alternate form </text:p>
              </text:list-item>
              <text:list-item>
                <text:p text:style-name="P17">a character string literal: </text:p>
                <text:p text:style-name="P22">string str4 = "Hello there";</text:p>
                <text:p text:style-name="P25">string str5 ("Goodbye"); <text:s/>// Alternate form </text:p>
              </text:list-item>
              <text:list-item>
                <text:p text:style-name="P17">a single character<text:line-break/>Unfortunately, the expected methods don't work: </text:p>
                <text:p text:style-name="P22">string str6 = 'A'; <text:s/>// Incorrect</text:p>
                <text:p text:style-name="P25">string str7 ('A'); <text:s/>// Also incorrect</text:p>
                <text:p text:style-name="P17">Instead, we must use a special form with two values:</text:p>
                <text:p text:style-name="P25"><text:soft-page-break/>string str7 (1,'A'); // Correct</text:p>
                <text:p text:style-name="P17">The two values are the desired length of the string and a character to fill the string with. In this case, we are asking for a string of length one, filled with the character <text:span text:style-name="Strong_20_Emphasis">A</text:span>.</text:p>
              </text:list-item>
              <text:list-item>
                <text:p text:style-name="P17">a substring of another <text:span text:style-name="Teletype">string</text:span> object: </text:p>
                <text:p text:style-name="P22">string str8 = "ABCDEFGHIJKL";</text:p>
                <text:p text:style-name="P22">// Initialize str9 as "CDEFG"</text:p>
                <text:p text:style-name="P22">// Starts at character 2 ('C')</text:p>
                <text:p text:style-name="P22">// with a length of 5</text:p>
                <text:p text:style-name="P22">// (or the rest of the string, if shorter)</text:p>
                <text:p text:style-name="P25">string str9 (str8,2,5); </text:p>
              </text:list-item>
            </text:list>
          </table:table-cell>
        </table:table-row>
        <table:table-row>
          <table:table-cell table:style-name="Tabelle51.A2" office:value-type="string">
            <text:p text:style-name="P3"><text:span text:style-name="Strong_20_Emphasis">length</text:span> </text:p>
            <text:p text:style-name="P3"><text:span text:style-name="Strong_20_Emphasis">size</text:span></text:p>
          </table:table-cell>
          <table:table-cell table:style-name="Tabelle51.B2" office:value-type="string">
            <text:p text:style-name="P2"><text:span text:style-name="Teletype">size_type length() const;</text:span><text:line-break/><text:span text:style-name="Teletype">size_type size() const;</text:span><text:line-break/>Both of these functions return the length (number of characters) of the string. The <text:span text:style-name="T7">size_type</text:span> return type is an unsigned integral type. (The type name usually must be scoped, as in <text:span text:style-name="T7">string::size_type</text:span>.) </text:p>
            <text:p text:style-name="Preformatted_20_Text">string str = "Hello";</text:p>
            <text:p text:style-name="Preformatted_20_Text">string::size_type len;</text:p>
            <text:p text:style-name="Preformatted_20_Text">len = str.length(); // len == 5 </text:p>
            <text:p text:style-name="P4">len = str.size(); <text:s text:c="2"/>// len == 5 </text:p>
          </table:table-cell>
        </table:table-row>
        <table:table-row>
          <table:table-cell table:style-name="Tabelle51.A2" office:value-type="string">
            <text:p text:style-name="P1"><text:span text:style-name="Strong_20_Emphasis">c_str</text:span></text:p>
          </table:table-cell>
          <table:table-cell table:style-name="Tabelle51.B2" office:value-type="string">
            <text:p text:style-name="P2"><text:span text:style-name="Teletype">const char* c_str() const;</text:span><text:line-break/>For compatibility with "older" code, including some C++ library routines, it is sometimes necessary to convert a <text:span text:style-name="Teletype">string</text:span> object into a character array ("C-style string"). This function does the conversion. For example, you might open a file stream with a user-specified file name: </text:p>
            <text:p text:style-name="Preformatted_20_Text">string filename;</text:p>
            <text:p text:style-name="Preformatted_20_Text">cout &lt;&lt; "Enter file name: ";</text:p>
            <text:p text:style-name="Preformatted_20_Text">cin &gt;&gt; filename;</text:p>
            <text:p text:style-name="Preformatted_20_Text">ofstream outfile (filename.<text:span text:style-name="luecke">c_str</text:span>());</text:p>
            <text:p text:style-name="P4">outfile &lt;&lt; "Data" &lt;&lt; endl; </text:p>
          </table:table-cell>
        </table:table-row>
        <table:table-row>
          <table:table-cell table:style-name="Tabelle51.A2" office:value-type="string">
            <text:p text:style-name="P1"><text:span text:style-name="Strong_20_Emphasis">insert</text:span></text:p>
          </table:table-cell>
          <table:table-cell table:style-name="Tabelle51.B2" office:value-type="string">
            <text:p text:style-name="P2"><text:span text:style-name="Teletype">string&amp; insert(size_type pos, const string&amp; str);</text:span><text:line-break/>Inserts a string into the current string, starting at the specified position. </text:p>
            <text:p text:style-name="Preformatted_20_Text">string str11 = "abcdefghi";</text:p>
            <text:p text:style-name="Preformatted_20_Text">string str12 = "0123";</text:p>
            <text:p text:style-name="Preformatted_20_Text">str11.insert (3,str12);</text:p>
            <text:p text:style-name="Preformatted_20_Text">cout &lt;&lt; str11 &lt;&lt; endl; // "ab<text:span text:style-name="luecke">c0123defgh</text:span>i"</text:p>
            <text:p text:style-name="Preformatted_20_Text">str12.insert (1,"XYZ");</text:p>
            <text:p text:style-name="P4">cout &lt;&lt; str12 &lt;&lt; endl; // "<text:span text:style-name="luecke">0XYZ123</text:span>" </text:p>
          </table:table-cell>
        </table:table-row>
        <table:table-row>
          <table:table-cell table:style-name="Tabelle51.A2" office:value-type="string">
            <text:p text:style-name="P1"><text:span text:style-name="Strong_20_Emphasis">erase</text:span></text:p>
          </table:table-cell>
          <table:table-cell table:style-name="Tabelle51.B2" office:value-type="string">
            <text:p text:style-name="P2"><text:span text:style-name="Teletype">string&amp; erase(size_type pos, size_type n);</text:span><text:line-break/>Delete a substring from the current string. </text:p>
            <text:p text:style-name="Preformatted_20_Text">string str13 = "abcdefghi";</text:p>
            <text:p text:style-name="Preformatted_20_Text">str12.erase (5,3);</text:p>
            <text:p text:style-name="P4"><text:soft-page-break/>cout &lt;&lt; str12 &lt;&lt; endl; // "a<text:span text:style-name="luecke">bcdei</text:span>" </text:p>
          </table:table-cell>
        </table:table-row>
        <table:table-row>
          <table:table-cell table:style-name="Tabelle51.A2" office:value-type="string">
            <text:p text:style-name="P1"><text:span text:style-name="Strong_20_Emphasis">replace</text:span></text:p>
          </table:table-cell>
          <table:table-cell table:style-name="Tabelle51.B2" office:value-type="string">
            <text:p text:style-name="P2"><text:span text:style-name="Teletype">string&amp; replace(size_type pos, size_type n, const string&amp; str);</text:span><text:line-break/>Delete a substring from the current string, and replace it with another string. </text:p>
            <text:p text:style-name="Preformatted_20_Text">string str14 = "abcdefghi";</text:p>
            <text:p text:style-name="Preformatted_20_Text">string str15 = "XYZ";</text:p>
            <text:p text:style-name="Preformatted_20_Text">str14.replace (4,2,str15);</text:p>
            <text:p text:style-name="P4">cout &lt;&lt; str14 &lt;&lt; endl; // "a<text:span text:style-name="luecke">bcdXYZgh</text:span>i" </text:p>
          </table:table-cell>
        </table:table-row>
        <table:table-row>
          <table:table-cell table:style-name="Tabelle51.A2" office:value-type="string">
            <text:p text:style-name="P3"><text:span text:style-name="Strong_20_Emphasis">find</text:span> </text:p>
            <text:p text:style-name="P3"><text:span text:style-name="Strong_20_Emphasis">rfind</text:span> </text:p>
          </table:table-cell>
          <table:table-cell table:style-name="Tabelle51.B2" office:value-type="string">
            <text:p text:style-name="P2"><text:span text:style-name="Teletype">size_type find (const string&amp; str, size_type pos);</text:span><text:line-break/>Search for the <text:span text:style-name="Strong_20_Emphasis">first</text:span> occurrence of the substring <text:span text:style-name="Teletype">str</text:span> in the current string, starting at position <text:span text:style-name="Teletype">pos</text:span>. If found, return the position of the first character. If not, return a special value (called <text:span text:style-name="Teletype">string::npos</text:span>). The member function rfind does the same thing, but returns the position of the <text:span text:style-name="Strong_20_Emphasis">last</text:span> occurrence of the specified string. </text:p>
            <text:p text:style-name="Preformatted_20_Text">string str16 = "abcdefghi";</text:p>
            <text:p text:style-name="Preformatted_20_Text">string str17 = "def";</text:p>
            <text:p text:style-name="Preformatted_20_Text">string::size_type pos = str16.find (str17,0);</text:p>
            <text:p text:style-name="Preformatted_20_Text">cout &lt;&lt; pos &lt;&lt; endl; // <text:span text:style-name="luecke">3</text:span></text:p>
            <text:p text:style-name="Preformatted_20_Text">pos = str16.find ("AB",0);</text:p>
            <text:p text:style-name="P4">if (pos == string::npos) cout &lt;&lt; "Not found" &lt;&lt; endl;</text:p>
          </table:table-cell>
        </table:table-row>
        <table:table-row>
          <table:table-cell table:style-name="Tabelle51.A2" office:value-type="string">
            <text:p text:style-name="P1"><text:span text:style-name="Strong_20_Emphasis">substr</text:span></text:p>
          </table:table-cell>
          <table:table-cell table:style-name="Tabelle51.B2" office:value-type="string">
            <text:p text:style-name="P2"><text:span text:style-name="Teletype">string substr (size_type pos, size_type n);</text:span><text:line-break/>Returns a substring of the current string, starting at position <text:span text:style-name="Teletype">pos</text:span> and of length <text:span text:style-name="Teletype">n</text:span>: </text:p>
            <text:p text:style-name="Preformatted_20_Text">string str18 = "abcdefghi"</text:p>
            <text:p text:style-name="Preformatted_20_Text">string str19 = str18.substr (6,2);</text:p>
            <text:p text:style-name="P4">cout &lt;&lt; str19 &lt;&lt; endl; // "<text:span text:style-name="luecke">gh</text:span>" </text:p>
          </table:table-cell>
        </table:table-row>
      </table:table>
      <text:h text:style-name="Heading_20_4" text:outline-level="4" text:is-list-header="true"/>
      <text:h text:style-name="Heading_20_3" text:outline-level="3"><text:bookmark-start text:name="__RefHeading__2268_1708778773"/>Weitere Funktionen<text:bookmark-end text:name="__RefHeading__2268_1708778773"/></text:h>
      <text:p text:style-name="Text_20_body">In addition to member functions of the <text:span text:style-name="Strong_20_Emphasis">string</text:span> class, some non-member functions are designed to work with strings; the most common of these is:</text:p>
      <text:p text:style-name="Text_20_body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<text:bookmark text:name="getline"/><text:span text:style-name="Strong_20_Emphasis">getline</text:span></text:p>
          </table:table-cell>
          <table:table-cell table:style-name="Tabelle1.B1" office:value-type="string">
            <text:p text:style-name="P2"><text:span text:style-name="Teletype">istream&amp; getline (istream&amp; is, string&amp; str, char delim = '\n');</text:span><text:line-break/>Reads characters from an input stream into a string, stopping when one of the following things happens: </text:p>
            <text:list xml:id="list8888197423714028601" text:style-name="L2">
              <text:list-item>
                <text:p text:style-name="P15">An end-of-file condition occurs on the input stream </text:p>
              </text:list-item>
              <text:list-item>
                <text:p text:style-name="P15">When the maximum number of characters that can fit into a string have been read </text:p>
              </text:list-item>
              <text:list-item>
                <text:p text:style-name="P18">When a character read in from the string is equal to the specified delimiter (<text:span text:style-name="Strong_20_Emphasis">newline</text:span> is the default delimiter); the delimiter character is removed from the input stream, but not appended to the string. </text:p>
              </text:list-item>
            </text:list>
            <text:p text:style-name="P2">The return value is a reference to the input stream. If the stream is tested as a <text:soft-page-break/>logical value (as in an <text:span text:style-name="Strong_20_Emphasis">if</text:span> or <text:span text:style-name="Strong_20_Emphasis">while</text:span>), it is equivalent to <text:span text:style-name="Strong_20_Emphasis">true</text:span> if the read was successful and <text:span text:style-name="Strong_20_Emphasis">false</text:span> otherwise (e.g., end of file).</text:p>
            <text:p text:style-name="P2">The most common use of this function is to do "line by line" reads from a file. Remember that the normal extraction operator (&gt;&gt;) stops on white space, not necessarily the end of an input line. The <text:span text:style-name="Strong_20_Emphasis">getline</text:span> function can read lines of text with embedded spaces.</text:p>
            <text:p text:style-name="Preformatted_20_Text">vector&lt;string&gt; vec1;</text:p>
            <text:p text:style-name="Preformatted_20_Text">string line;</text:p>
            <text:p text:style-name="Preformatted_20_Text">vec1.clear();</text:p>
            <text:p text:style-name="Preformatted_20_Text">ifstream infile ("stl2in.txt");</text:p>
            <text:p text:style-name="Preformatted_20_Text">while (getline(infile,line,'\n'))</text:p>
            <text:p text:style-name="Preformatted_20_Text">{</text:p>
            <text:p text:style-name="Preformatted_20_Text"><text:s text:c="2"/>vec1.push_back (line);</text:p>
            <text:p text:style-name="P4">}</text:p>
          </table:table-cell>
        </table:table-row>
      </table:table>
      <text:p text:style-name="Standard"/>
      <text:p text:style-name="Standard"/>
      <text:h text:style-name="Heading_20_3" text:outline-level="3"><text:bookmark-start text:name="__RefHeading__2270_1708778773"/>Operatoren<text:bookmark-end text:name="__RefHeading__2270_1708778773"/></text:h>
      <text:p text:style-name="Text_20_body"/>
      <text:p text:style-name="Text_20_body">A number of C++ operators also work with <text:span text:style-name="Teletype">string</text:span> objects:</text:p>
      <table:table table:name="Tabelle53" table:style-name="Tabelle53">
        <table:table-column table:style-name="Tabelle53.A"/>
        <table:table-column table:style-name="Tabelle53.B"/>
        <table:table-row>
          <table:table-cell table:style-name="Tabelle53.A1" office:value-type="string">
            <text:p text:style-name="P1"><text:span text:style-name="Teletype">=</text:span></text:p>
          </table:table-cell>
          <table:table-cell table:style-name="Tabelle53.B1" office:value-type="string">
            <text:p text:style-name="P2">The assignment operator may be used in several ways: </text:p>
            <text:list xml:id="list3939788095599904001" text:style-name="L3">
              <text:list-item>
                <text:p text:style-name="P19">Assigning one <text:span text:style-name="Teletype">string</text:span> object's value to another <text:span text:style-name="Teletype">string</text:span> object </text:p>
                <text:p text:style-name="P23">string string_one = "Hello";</text:p>
                <text:p text:style-name="P23">string string_two;</text:p>
                <text:p text:style-name="P26">string_two = string_one; </text:p>
              </text:list-item>
              <text:list-item>
                <text:p text:style-name="P19">Assigning a C++ string literal to a <text:span text:style-name="Teletype">string</text:span> object </text:p>
                <text:p text:style-name="P23">string string_three;</text:p>
                <text:p text:style-name="P26">string_three = "Goodbye"; </text:p>
              </text:list-item>
              <text:list-item>
                <text:p text:style-name="P19">Assigning a single character (<text:span text:style-name="Teletype">char</text:span>) to a <text:span text:style-name="Teletype">string</text:span> object </text:p>
                <text:p text:style-name="P23">string string_four;</text:p>
                <text:p text:style-name="P23">char ch = 'A';</text:p>
                <text:p text:style-name="P23">string_four = ch;</text:p>
                <text:p text:style-name="P26">string_four = 'Z'; </text:p>
              </text:list-item>
            </text:list>
          </table:table-cell>
        </table:table-row>
        <table:table-row>
          <table:table-cell table:style-name="Tabelle53.A2" office:value-type="string">
            <text:p text:style-name="P1"><text:span text:style-name="Teletype">+</text:span></text:p>
          </table:table-cell>
          <table:table-cell table:style-name="Tabelle53.B2" office:value-type="string">
            <text:p text:style-name="P2">The "plus" operator concatenates: </text:p>
            <text:list xml:id="list8009013556278209994" text:style-name="L4">
              <text:list-item>
                <text:p text:style-name="P20">two <text:span text:style-name="Teletype">string</text:span> objects </text:p>
                <text:p text:style-name="P24">string str1 = "Hello ";</text:p>
                <text:p text:style-name="P24">string str2 = "there";</text:p>
                <text:p text:style-name="P27">string str3 = str1 + str2; // "Hello there" </text:p>
              </text:list-item>
              <text:list-item>
                <text:p text:style-name="P20"><text:soft-page-break/>a <text:span text:style-name="Teletype">string</text:span> object and a character string literal </text:p>
                <text:p text:style-name="P24">string str1 = "Hello ";</text:p>
                <text:p text:style-name="P27">string str4 = str1 + "there"; </text:p>
              </text:list-item>
              <text:list-item>
                <text:p text:style-name="P20">a <text:span text:style-name="Teletype">string</text:span> object and a single character </text:p>
                <text:p text:style-name="P24">string str5 = "The End";</text:p>
                <text:p text:style-name="P27">string str6 = str5 + '!'; </text:p>
              </text:list-item>
            </text:list>
          </table:table-cell>
        </table:table-row>
        <table:table-row>
          <table:table-cell table:style-name="Tabelle53.A2" office:value-type="string">
            <text:p text:style-name="P1"><text:span text:style-name="Teletype">+=</text:span></text:p>
          </table:table-cell>
          <table:table-cell table:style-name="Tabelle53.B2" office:value-type="string">
            <text:p text:style-name="Table_20_Contents">The "+=" operator combines the above assignment and concatenation operations in the way that you would expect, with a <text:span text:style-name="Teletype">string</text:span> object, a string literal, or a single character as the value on the right-hand side of the operator.<text:span text:style-name="T6"><text:line-break/></text:span><text:span text:style-name="T7"><text:line-break/>string str1 = "Hello ";<text:line-break/>str1 += "there"; </text:span></text:p>
          </table:table-cell>
        </table:table-row>
        <table:table-row>
          <table:table-cell table:style-name="Tabelle53.A2" office:value-type="string">
            <text:p text:style-name="P1"><text:span text:style-name="Teletype">==<text:line-break/>!=<text:line-break/>&lt;<text:line-break/>&gt;<text:line-break/>&lt;=<text:line-break/>&gt;=</text:span></text:p>
          </table:table-cell>
          <table:table-cell table:style-name="Tabelle53.B2" office:value-type="string">
            <text:p text:style-name="P2">The comparison operators return a Boolean (true/false) value indicating whether the specified relationship exists between the two operands. The operands may be: </text:p>
            <text:list xml:id="list3145702706073483828" text:style-name="L5">
              <text:list-item>
                <text:p text:style-name="P16">two <text:span text:style-name="Teletype">string</text:span> objects </text:p>
              </text:list-item>
              <text:list-item>
                <text:p text:style-name="P21">a <text:span text:style-name="Teletype">string</text:span> object and a character string literal </text:p>
              </text:list-item>
            </text:list>
          </table:table-cell>
        </table:table-row>
        <table:table-row>
          <table:table-cell table:style-name="Tabelle53.A2" office:value-type="string">
            <text:p text:style-name="P1"><text:span text:style-name="Teletype">&lt;&lt;</text:span></text:p>
          </table:table-cell>
          <table:table-cell table:style-name="Tabelle53.B2" office:value-type="string">
            <text:p text:style-name="Table_20_Contents">The insertion operator writes the value of a <text:span text:style-name="Teletype">string</text:span> object to an output stream (e.g., <text:span text:style-name="Teletype">cout</text:span>).<text:span text:style-name="T6"><text:line-break/></text:span><text:span text:style-name="T7"><text:line-break/>string str1 = "Hello there";<text:line-break/>cout &lt;&lt; str1 &lt;&lt; endl; </text:span></text:p>
          </table:table-cell>
        </table:table-row>
        <table:table-row>
          <table:table-cell table:style-name="Tabelle53.A2" office:value-type="string">
            <text:p text:style-name="P1"><text:bookmark text:name="StringExtractionOp"/><text:span text:style-name="Teletype">&gt;&gt;</text:span></text:p>
          </table:table-cell>
          <table:table-cell table:style-name="Tabelle53.B2" office:value-type="string">
            <text:p text:style-name="Table_20_Contents">The extraction operator reads a character string from an input stream and assigns the value to a <text:span text:style-name="Teletype">string</text:span> object.<text:line-break/><text:span text:style-name="T5"><text:line-break/></text:span><text:span text:style-name="T7">string str1;<text:line-break/>cin &gt;&gt; str1;</text:span> </text:p>
          </table:table-cell>
        </table:table-row>
        <table:table-row>
          <table:table-cell table:style-name="Tabelle53.A2" office:value-type="string">
            <text:p text:style-name="P3"><text:span text:style-name="Teletype">[]</text:span> </text:p>
            <text:p text:style-name="P3"/>
          </table:table-cell>
          <table:table-cell table:style-name="Tabelle53.B2" office:value-type="string">
            <text:p text:style-name="Table_20_Contents">The subscript operator accesses one character in a string:<text:span text:style-name="T6"><text:line-break/></text:span><text:span text:style-name="T7"><text:line-break/>string str10 = "abcdefghi";<text:line-break/>char ch = str10[3];<text:line-break/>cout &lt;&lt; ch &lt;&lt; endl; // 'd'<text:line-break/>str10[5] = 'X';<text:line-break/>cout &lt;&lt; str10 &lt;&lt; endl; // "abcdeXghi"</text:span></text:p>
          </table:table-cell>
        </table:table-row>
      </table:table>
      <text:p text:style-name="Text_20_body"/>
      <text:p text:style-name="Standard"/>
      <text:h text:style-name="Heading_20_2" text:outline-level="2"><text:bookmark-start text:name="__RefHeading__2272_1708778773"/>Ausblick<text:bookmark-end text:name="__RefHeading__2272_1708778773"/></text:h>
      <text:p text:style-name="Text_20_body">Nachdem wir nun die Erweiterungen von C nach C++ kennen gelernt haben, wollen wir das Erstellen von Klassen und Objekten besprechen.</text:p>
      <text:p text:style-name="Text_20_body"><text:span text:style-name="Citation"><text:span text:style-name="T1"/></text:span></text:p>
      <text:p text:style-name="Text_20_body"><text:span text:style-name="Citation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3" svg:font-family="'Courier New'"/>
    <style:font-face style:name="StarSymbol" svg:font-family="StarSymbol"/>
    <style:font-face style:name="Tahoma1" svg:font-family="Tahoma"/>
    <style:font-face style:name="Times New Roman1" svg:font-family="'Times New Roman', serif"/>
    <style:font-face style:name="Verdana" svg:font-family="Verdana"/>
    <style:font-face style:name="Courier New2" svg:font-family="'Courier New'" style:font-family-generic="modern"/>
    <style:font-face style:name="Courier 10 Pitch" svg:font-family="'Courier 10 Pitch'" style:font-adornments="Fett" style:font-pitch="fixed"/>
    <style:font-face style:name="Courier New" svg:font-family="'Courier New'" style:font-family-generic="modern" style:font-pitch="fixed"/>
    <style:font-face style:name="Courier New1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drop-cap/>
      </style:paragraph-properties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cm" fo:border-left="none" fo:border-right="none" fo:border-top="none" fo:border-bottom="2.49pt solid #993366" style:shadow="none">
        <style:drop-cap/>
        <style:background-image/>
      </style:paragraph-properties>
      <style:text-properties style:font-name="Verdana1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size="12pt" fo:font-weight="bold" style:font-name-asian="Lucida Sans Unicode" style:font-size-asian="12pt" style:font-weight-asian="bold" style:font-name-complex="Tahoma" style:font-size-complex="12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6pt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code" style:family="paragraph" style:class="text" style:master-page-name="">
      <style:paragraph-properties style:page-number="auto" fo:background-color="#ccffff" fo:padding="0.049cm" fo:border="0.06pt solid #993366" style:shadow="none">
        <style:background-image/>
      </style:paragraph-properties>
      <style:text-properties style:font-name="Courier 10 Pitch" fo:font-size="11pt" fo:font-weight="bold"/>
    </style:style>
    <style:style style:name="aufgabe" style:family="paragraph" style:parent-style-name="Standard" style:class="text">
      <style:paragraph-properties fo:background-color="#ccffff" fo:padding="0.049cm" fo:border="0.06pt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 style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51pt solid #000000">
        <style:background-image/>
      </style:paragraph-properties>
      <style:text-properties style:use-window-font-color="true" style:font-name="Courier New2" fo:font-size="10pt" fo:letter-spacing="-0.018cm" fo:language="de" fo:country="DE" style:font-name-asian="Arial" style:font-size-asian="10pt" style:font-name-complex="Times New Roman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2" fo:font-size="10pt" style:font-size-asian="10pt" style:font-name-complex="Courier New2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size="10pt" fo:letter-spacing="-0.009cm" fo:language="de" fo:country="DE" style:font-name-asian="Arial" style:font-size-asian="10pt" style:font-name-complex="Times New Roman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6pt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Example" style:family="text">
      <style:text-properties style:font-name="Courier New" style:font-name-asian="Courier New" style:font-name-complex="Courier New"/>
    </style:style>
    <style:style style:name="Definition" style:family="text"/>
    <style:style style:name="Teletype" style:family="text">
      <style:text-properties style:font-name="Courier New" style:font-name-asian="Courier New" style:font-name-complex="Courier New"/>
    </style:style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2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letter-spacing="-0.009cm" style:language-complex="ar" style:country-complex="SA"/>
    </style:style>
    <style:style style:name="WW8Num78z0" style:family="text">
      <style:text-properties style:font-name="Symbol"/>
    </style:style>
    <style:style style:name="WW8Num78z1" style:family="text">
      <style:text-properties style:font-name="Courier New2"/>
    </style:style>
    <style:style style:name="WW8Num78z2" style:family="text">
      <style:text-properties style:font-name="Wingdings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2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2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55z1" style:family="text">
      <style:text-properties style:font-name="Courier New2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48z1" style:family="text">
      <style:text-properties style:font-name="Courier New2" fo:font-size="10pt" style:font-size-asian="10pt"/>
    </style:style>
    <style:style style:name="WW8Num48z2" style:family="text">
      <style:text-properties style:font-name="Wingdings" fo:font-size="10pt" style:font-size-asian="10pt"/>
    </style:style>
    <style:style style:name="WW8Num104z0" style:family="text">
      <style:text-properties style:font-name="Symbol" fo:font-size="10pt" style:font-size-asian="10pt"/>
    </style:style>
    <style:style style:name="WW8Num104z1" style:family="text">
      <style:text-properties style:font-name="Courier New2" fo:font-size="10pt" style:font-size-asian="10pt"/>
    </style:style>
    <style:style style:name="WW8Num104z2" style:family="text">
      <style:text-properties style:font-name="Wingdings" fo:font-size="10pt" style:font-size-asian="10pt"/>
    </style:style>
    <style:style style:name="luecke" style:family="text">
      <style:text-properties style:text-line-through-style="none" style:text-underline-style="solid" style:text-underline-width="auto" style:text-underline-color="font-color" fo:font-weight="bold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-and-extension">c-cpp-strings.odt</text:file-name><text:tab/>Arbeitsunterlage</text:p>
      </style:header>
      <style:footer>
        <text:p text:style-name="Footer">Informatik<text:tab/><text:tab/><text:page-number text:select-page="current">19</text:page-number>/<text:page-count>1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Linux_X86_64 LibreOffice_project/410m0$Build-4</meta:generator>
    <meta:initial-creator>Anton Hofmann</meta:initial-creator>
    <meta:creation-date>2007-10-25T23:17:21</meta:creation-date>
    <dc:creator>hofmann </dc:creator>
    <dc:date>2014-10-07T16:03:47.385311240</dc:date>
    <dc:language>de-DE</dc:language>
    <meta:editing-cycles>37</meta:editing-cycles>
    <meta:editing-duration>PT10H31M6S</meta:editing-duration>
    <meta:document-statistic meta:table-count="5" meta:image-count="0" meta:object-count="0" meta:page-count="19" meta:paragraph-count="548" meta:word-count="3324" meta:character-count="22636" meta:non-whitespace-character-count="19448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../../../../C:/Dokumente%20und%20Einstellungen/ahofmann/Anwendungsdaten/OpenOffice.org2/user/template/arbeitsunterlage.ott" meta:date="2009-10-08T08:35:30"/>
  </office:meta>
</office:document-meta>
</file>